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margin-right="0.635cm"/>
    </style:style>
    <style:style style:name="P2" style:family="paragraph" style:parent-style-name="HTML_20_con_20_formato_20_previo">
      <style:text-properties officeooo:paragraph-rsid="00075ace"/>
    </style:style>
    <style:style style:name="P3" style:family="paragraph" style:parent-style-name="Standard">
      <style:text-properties fo:language="gl" fo:country="ES"/>
    </style:style>
    <style:style style:name="P4" style:family="paragraph" style:parent-style-name="Normal_20__28_Web_29_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5" style:family="paragraph" style:parent-style-name="HTML_20_con_20_formato_20_previo">
      <style:text-properties officeooo:paragraph-rsid="00088d6d"/>
    </style:style>
    <style:style style:name="P6" style:family="paragraph" style:parent-style-name="HTML_20_con_20_formato_20_previo">
      <style:text-properties officeooo:paragraph-rsid="000a8e4d"/>
    </style:style>
    <style:style style:name="P7" style:family="paragraph" style:parent-style-name="Heading_20_3">
      <style:paragraph-properties fo:text-align="justify" style:justify-single-word="false"/>
    </style:style>
    <style:style style:name="P8" style:family="paragraph" style:parent-style-name="Heading_20_3">
      <style:text-properties officeooo:paragraph-rsid="000a8e4d"/>
    </style:style>
    <style:style style:name="T1" style:family="text">
      <style:text-properties fo:language="gl" fo:country="ES"/>
    </style:style>
    <style:style style:name="T2" style:family="text">
      <style:text-properties fo:language="gl" fo:country="ES" fo:background-color="transparent" loext:char-shading-value="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/>
    </style:style>
    <style:style style:name="T7" style:family="text">
      <style:text-properties fo:font-size="12pt" fo:language="gl" fo:country="ES" style:font-size-asian="12pt" style:font-size-complex="12pt"/>
    </style:style>
    <style:style style:name="T8" style:family="text">
      <style:text-properties fo:font-size="12pt" style:font-name-asian="Courier New" style:font-size-asian="12pt" style:font-size-complex="12pt"/>
    </style:style>
    <style:style style:name="T9" style:family="text">
      <style:text-properties fo:font-size="12pt" fo:language="en" fo:country="GB" style:font-size-asian="12pt" style:font-size-complex="12pt"/>
    </style:style>
    <style:style style:name="T10" style:family="text">
      <style:text-properties fo:font-size="12pt" fo:language="en" fo:country="GB" style:font-name-asian="Courier New" style:font-size-asian="12pt" style:font-size-complex="12pt"/>
    </style:style>
    <style:style style:name="T11" style:family="text">
      <style:text-properties fo:font-size="12pt" style:text-underline-style="none" style:font-size-asian="12pt" style:font-size-complex="12pt"/>
    </style:style>
    <style:style style:name="T12" style:family="text">
      <style:text-properties fo:font-size="12pt" style:text-underline-style="none" fo:background-color="#ffff00" loext:char-shading-value="0" style:font-size-asian="12pt" style:font-size-complex="12pt"/>
    </style:style>
    <style:style style:name="T13" style:family="text">
      <style:text-properties style:font-name-asian="Courier New"/>
    </style:style>
    <style:style style:name="T14" style:family="text">
      <style:text-properties fo:language="en" fo:country="GB"/>
    </style:style>
    <style:style style:name="T15" style:family="text">
      <style:text-properties fo:language="en" fo:country="GB" style:font-name-asian="Courier New"/>
    </style:style>
    <style:style style:name="T16" style:family="text">
      <style:text-properties fo:background-color="#ffff00" loext:char-shading-value="0"/>
    </style:style>
    <style:style style:name="T17" style:family="text">
      <style:text-properties fo:background-color="#ffff00" loext:char-shading-value="0"/>
    </style:style>
    <style:style style:name="T18" style:family="text">
      <style:text-properties fo:background-color="transparent" loext:char-shading-value="0"/>
    </style:style>
    <style:style style:name="T19" style:family="text">
      <style:text-properties fo:background-color="transparent" loext:char-shading-value="0"/>
    </style:style>
    <style:style style:name="T20" style:family="text"/>
    <style:style style:name="T21" style:family="text">
      <style:text-properties style:text-underline-style="none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fo:font-size="11pt" style:font-name-asian="Courier New" style:font-size-asian="11pt" style:font-size-complex="11pt"/>
    </style:style>
    <style:style style:name="T24" style:family="text">
      <style:text-properties fo:font-size="11pt" fo:background-color="#ffff00" loext:char-shading-value="0" style:font-size-asian="11pt" style:font-size-complex="11pt"/>
    </style:style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Boletín 1. Corregir DTD</text:p>
      <text:h text:style-name="P7" text:outline-level="3"><text:span text:style-name="T5">Los siguientes documentos no son válidos porque contienen errores (los errores </text:span><text:span text:style-name="Strong_20_Emphasis"><text:span text:style-name="T6">ESTÁN</text:span></text:span><text:span text:style-name="T5"> en el DTD interno). Corrige los errores y comprueba con XML Copy Editor que ya son documentos válidos. Casi siempre habrá varias maneras de corregir el DTD, intenta elegir la más sencilla.</text:span></text:h>
      <text:h text:style-name="P7" text:outline-level="3"><text:span text:style-name="T7">1.- </text:span><text:span text:style-name="T5">Álbumes de Mortadelo y Filemón</text:span></text:h>
      <text:p text:style-name="HTML_20_con_20_formato_20_previo"><text:span text:style-name="token_20_prolog">&lt;?xml </text:span><text:span text:style-name="attr-name">version</text:span><text:span text:style-name="token_20_prolog">=</text:span><text:span text:style-name="attr-value">"1.0"</text:span><text:span text:style-name="token_20_prolog"> </text:span><text:span text:style-name="attr-name">encoding</text:span><text:span text:style-name="token_20_prolog">=</text:span><text:span text:style-name="attr-value">"UTF-8"</text:span><text:span text:style-name="token_20_prolog">?&gt;</text:span></text:p>
      <text:p text:style-name="HTML_20_con_20_formato_20_previo"><text:span text:style-name="token_20_doctype">&lt;!DOCTYPE albumesMortadelo [</text:span></text:p>
      <text:p text:style-name="HTML_20_con_20_formato_20_previo"><text:span text:style-name="token_20_doctype"><text:span text:style-name="T13"><text:s text:c="2"/></text:span></text:span><text:span text:style-name="token_20_doctype">&lt;!ELEMENT albumesMortadelo (album*)&gt;</text:span></text:p>
      <text:p text:style-name="HTML_20_con_20_formato_20_previo"><text:span text:style-name="Código_20_HTML"><text:span text:style-name="T13"><text:s text:c="2"/></text:span></text:span><text:span text:style-name="token_20_punctuation">&lt;</text:span><text:span text:style-name="token_20_tag">!ELEMENT </text:span><text:span text:style-name="token_20_attr-name">album</text:span><text:span text:style-name="token_20_tag"> </text:span><text:span text:style-name="token_20_attr-name">(nombre,</text:span><text:span text:style-name="token_20_tag"> </text:span><text:span text:style-name="token_20_attr-name">fecha)</text:span><text:span text:style-name="token_20_punctuation">&gt;</text:span></text:p>
      <text:p text:style-name="HTML_20_con_20_formato_20_previo"><text:span text:style-name="Código_20_HTML"><text:span text:style-name="T13"><text:s text:c="2"/></text:span></text:span><text:span text:style-name="token_20_punctuation"><text:span text:style-name="T14">&lt;</text:span></text:span><text:span text:style-name="token_20_tag"><text:span text:style-name="T14">!ATTLIST </text:span></text:span><text:span text:style-name="token_20_attr-name"><text:span text:style-name="T14">album</text:span></text:span><text:span text:style-name="token_20_tag"><text:span text:style-name="T14"> </text:span></text:span><text:span text:style-name="token_20_attr-name"><text:span text:style-name="T14">nombre</text:span></text:span><text:span text:style-name="token_20_tag"><text:span text:style-name="T14"> </text:span></text:span><text:span text:style-name="token_20_attr-name"><text:span text:style-name="T14">CDATA</text:span></text:span><text:span text:style-name="token_20_tag"><text:span text:style-name="T14"> </text:span></text:span><text:span text:style-name="token_20_attr-name"><text:span text:style-name="T14">#REQUIRED</text:span></text:span><text:span text:style-name="token_20_punctuation"><text:span text:style-name="T14">&gt;</text:span></text:span></text:p>
      <text:p text:style-name="HTML_20_con_20_formato_20_previo"><text:span text:style-name="Código_20_HTML"><text:span text:style-name="T15"><text:s text:c="2"/></text:span></text:span><text:span text:style-name="token_20_punctuation"><text:span text:style-name="T14">&lt;</text:span></text:span><text:span text:style-name="token_20_tag"><text:span text:style-name="T14">!ATTLIST </text:span></text:span><text:span text:style-name="token_20_attr-name"><text:span text:style-name="T14">album</text:span></text:span><text:span text:style-name="token_20_tag"><text:span text:style-name="T14"> </text:span></text:span><text:span text:style-name="token_20_attr-name"><text:span text:style-name="T14">fecha(1969,1970,1971,1972,1973,1974)</text:span></text:span><text:span text:style-name="token_20_tag"><text:span text:style-name="T14"> </text:span></text:span><text:span text:style-name="token_20_attr-name"><text:span text:style-name="T14">#REQUIRED</text:span></text:span><text:span text:style-name="token_20_punctuation"><text:span text:style-name="T14">&gt;</text:span></text:span></text:p>
      <text:p text:style-name="HTML_20_con_20_formato_20_previo"><text:span text:style-name="Código_20_HTML"><text:span text:style-name="T14">]&gt;</text:span></text:span></text:p>
      <text:p text:style-name="HTML_20_con_20_formato_20_previo"><text:span text:style-name="Código_20_HTML"><text:span text:style-name="T14"/></text:span></text:p>
      <text:p text:style-name="HTML_20_con_20_formato_20_previo"><text:span text:style-name="token_20_punctuation"><text:span text:style-name="T14">&lt;</text:span></text:span><text:span text:style-name="token_20_tag"><text:span text:style-name="T14">albumesMortadelo</text:span></text:span><text:span text:style-name="token_20_punctuation"><text:span text:style-name="T14">&gt;</text:span></text:span></text:p>
      <text:p text:style-name="HTML_20_con_20_formato_20_previo"><text:span text:style-name="Código_20_HTML"><text:span text:style-name="T15"><text:s text:c="2"/></text:span></text:span><text:span text:style-name="token_20_punctuation">&lt;</text:span><text:span text:style-name="token_20_tag">album </text:span><text:span text:style-name="token_20_attr-name">nombre</text:span><text:span text:style-name="token_20_punctuation">="</text:span><text:span text:style-name="token_20_attr-value">El sulfato atómico</text:span><text:span text:style-name="token_20_punctuation">"</text:span><text:span text:style-name="token_20_tag"> </text:span><text:span text:style-name="token_20_attr-name">fecha</text:span><text:span text:style-name="token_20_punctuation">="</text:span><text:span text:style-name="token_20_attr-value">1969</text:span><text:span text:style-name="token_20_punctuation">"/&gt;</text:span></text:p>
      <text:p text:style-name="HTML_20_con_20_formato_20_previo"><text:span text:style-name="Código_20_HTML"><text:span text:style-name="T13"><text:s text:c="2"/></text:span></text:span><text:span text:style-name="token_20_punctuation">&lt;</text:span><text:span text:style-name="token_20_tag">album </text:span><text:span text:style-name="token_20_attr-name">nombre</text:span><text:span text:style-name="token_20_punctuation">="</text:span><text:span text:style-name="token_20_attr-value">La caja de diez cerrojos</text:span><text:span text:style-name="token_20_punctuation">"</text:span><text:span text:style-name="token_20_tag"> </text:span><text:span text:style-name="token_20_attr-name">fecha</text:span><text:span text:style-name="token_20_punctuation">="</text:span><text:span text:style-name="token_20_attr-value">1971</text:span><text:span text:style-name="token_20_punctuation">"/&gt;</text:span></text:p>
      <text:p text:style-name="HTML_20_con_20_formato_20_previo"><text:span text:style-name="Código_20_HTML"><text:span text:style-name="T13"><text:s text:c="2"/></text:span></text:span><text:span text:style-name="token_20_punctuation">&lt;</text:span><text:span text:style-name="token_20_tag">album </text:span><text:span text:style-name="token_20_attr-name">nombre</text:span><text:span text:style-name="token_20_punctuation">="</text:span><text:span text:style-name="token_20_attr-value">El otro yo del profesor Bacterio</text:span><text:span text:style-name="token_20_punctuation">"</text:span><text:span text:style-name="token_20_tag"> </text:span><text:span text:style-name="token_20_attr-name">fecha</text:span><text:span text:style-name="token_20_punctuation">="</text:span><text:span text:style-name="token_20_attr-value">1973</text:span><text:span text:style-name="token_20_punctuation">"/&gt;</text:span></text:p>
      <text:p text:style-name="HTML_20_con_20_formato_20_previo"><text:span text:style-name="Código_20_HTML"><text:span text:style-name="T13"><text:s text:c="2"/></text:span></text:span><text:span text:style-name="token_20_punctuation">&lt;</text:span><text:span text:style-name="token_20_tag">album </text:span><text:span text:style-name="token_20_attr-name">nombre</text:span><text:span text:style-name="token_20_punctuation">="</text:span><text:span text:style-name="token_20_attr-value">Los cacharros majaretas</text:span><text:span text:style-name="token_20_punctuation">"</text:span><text:span text:style-name="token_20_tag"> </text:span><text:span text:style-name="token_20_attr-name">fecha</text:span><text:span text:style-name="token_20_punctuation">="</text:span><text:span text:style-name="token_20_attr-value">1974</text:span><text:span text:style-name="token_20_punctuation">"/&gt;</text:span></text:p>
      <text:p text:style-name="HTML_20_con_20_formato_20_previo"><text:span text:style-name="token_20_punctuation">&lt;/</text:span><text:span text:style-name="token_20_tag">albumesMortadelo</text:span><text:span text:style-name="token_20_punctuation">&gt;</text:span></text:p>
      <text:p text:style-name="HTML_20_con_20_formato_20_previo"><text:span text:style-name="token_20_punctuation"><text:span text:style-name="T1">---------------------------------------------</text:span></text:span></text:p>
      <text:p text:style-name="P2"><text:span text:style-name="token_20_punctuation"><text:span text:style-name="T18">&lt;?xml version="1.0" encoding="UTF-8"?&gt;</text:span></text:span></text:p>
      <text:p text:style-name="P2"><text:span text:style-name="token_20_punctuation"><text:span text:style-name="T18">&lt;!DOCTYPE albumesMortadelo [</text:span></text:span></text:p>
      <text:p text:style-name="P2"><text:span text:style-name="token_20_punctuation"><text:span text:style-name="T18"><text:s text:c="2"/>&lt;!ELEMENT albumesMortadelo (album*)&gt;</text:span></text:span></text:p>
      <text:p text:style-name="P2"><text:span text:style-name="token_20_punctuation"><text:span text:style-name="T18"><text:s text:c="2"/>&lt;!ELEMENT album </text:span></text:span><text:span text:style-name="token_20_punctuation"><text:span text:style-name="T16">EMPTY</text:span></text:span><text:span text:style-name="token_20_punctuation"><text:span text:style-name="T18">&gt;</text:span></text:span></text:p>
      <text:p text:style-name="P2"><text:span text:style-name="token_20_punctuation"><text:span text:style-name="T18"><text:s text:c="2"/>&lt;!ATTLIST album nombre CDATA #REQUIRED&gt;</text:span></text:span></text:p>
      <text:p text:style-name="P2"><text:span text:style-name="token_20_punctuation"><text:span text:style-name="T18"><text:s text:c="2"/>&lt;!ATTLIST album fecha </text:span></text:span><text:span text:style-name="token_20_punctuation"><text:span text:style-name="T16">(1969|1970|1971|1972|1973|1974)</text:span></text:span><text:span text:style-name="token_20_punctuation"><text:span text:style-name="T18"> #REQUIRED&gt;</text:span></text:span></text:p>
      <text:p text:style-name="P2"><text:span text:style-name="token_20_punctuation"><text:span text:style-name="T18">]&gt;</text:span></text:span></text:p>
      <text:p text:style-name="P2"><text:span text:style-name="token_20_punctuation"><text:span text:style-name="T18"/></text:span></text:p>
      <text:p text:style-name="P2"><text:span text:style-name="token_20_punctuation"><text:span text:style-name="T18">&lt;albumesMortadelo&gt;</text:span></text:span></text:p>
      <text:p text:style-name="P2"><text:span text:style-name="token_20_punctuation"><text:span text:style-name="T18"><text:s text:c="2"/>&lt;album nombre="El sulfato atómico" fecha="1969"/&gt;</text:span></text:span></text:p>
      <text:p text:style-name="P2"><text:span text:style-name="token_20_punctuation"><text:span text:style-name="T18"><text:s text:c="2"/>&lt;album nombre="La caja de diez cerrojos" fecha="1971"/&gt;</text:span></text:span></text:p>
      <text:p text:style-name="P2"><text:span text:style-name="token_20_punctuation"><text:span text:style-name="T18"><text:s text:c="2"/>&lt;album nombre="El otro yo del profesor Bacterio" fecha="1973"/&gt;</text:span></text:span></text:p>
      <text:p text:style-name="P2"><text:span text:style-name="token_20_punctuation"><text:span text:style-name="T18"><text:s text:c="2"/>&lt;album nombre="Los cacharros majaretas" fecha="1974"/&gt;</text:span></text:span></text:p>
      <text:p text:style-name="P2"><text:span text:style-name="token_20_punctuation"><text:span text:style-name="T2">&lt;/albumesMortadelo&gt;</text:span></text:span></text:p>
      <text:h text:style-name="Heading_20_3" text:outline-level="3" text:is-list-header="true">2.- Cosas por hacer</text:h>
      <text:p text:style-name="HTML_20_con_20_formato_20_previo"><text:span text:style-name="token_20_prolog">&lt;?xml </text:span><text:span text:style-name="attr-name">version</text:span><text:span text:style-name="token_20_prolog">=</text:span><text:span text:style-name="attr-value">"1.0"</text:span><text:span text:style-name="token_20_prolog"> </text:span><text:span text:style-name="attr-name">encoding</text:span><text:span text:style-name="token_20_prolog">=</text:span><text:span text:style-name="attr-value">"UTF-8"</text:span><text:span text:style-name="token_20_prolog">?&gt;</text:span></text:p>
      <text:p text:style-name="HTML_20_con_20_formato_20_previo"><text:span text:style-name="token_20_doctype">&lt;!DOCTYPE cosasPorHacer [</text:span></text:p>
      <text:p text:style-name="HTML_20_con_20_formato_20_previo"><text:span text:style-name="token_20_doctype"><text:span text:style-name="T13"><text:s text:c="2"/></text:span></text:span><text:span text:style-name="token_20_doctype">&lt;!ELEMENT cosasPorHacer (cosa)&gt;</text:span></text:p>
      <text:p text:style-name="HTML_20_con_20_formato_20_previo"><text:span text:style-name="Código_20_HTML"><text:span text:style-name="T13"><text:s text:c="2"/></text:span></text:span><text:span text:style-name="token_20_punctuation">&lt;</text:span><text:span text:style-name="token_20_tag">!ELEMENT </text:span><text:span text:style-name="token_20_attr-name">cosa</text:span><text:span text:style-name="token_20_tag"> </text:span><text:span text:style-name="token_20_attr-name">EMPTY</text:span><text:span text:style-name="token_20_punctuation">&gt;</text:span></text:p>
      <text:p text:style-name="HTML_20_con_20_formato_20_previo"><text:span text:style-name="Código_20_HTML"><text:span text:style-name="T13"><text:s text:c="2"/></text:span></text:span><text:span text:style-name="token_20_punctuation">&lt;</text:span><text:span text:style-name="token_20_tag">!ATTLIST </text:span><text:span text:style-name="token_20_attr-name">cosa</text:span><text:span text:style-name="token_20_tag"> </text:span><text:span text:style-name="token_20_attr-name">fecha</text:span><text:span text:style-name="token_20_tag"> </text:span><text:span text:style-name="token_20_attr-name">CDATA</text:span><text:span text:style-name="token_20_tag"> </text:span><text:span text:style-name="token_20_attr-name">#REQUIRED</text:span><text:span text:style-name="token_20_punctuation">&gt;</text:span></text:p>
      <text:p text:style-name="HTML_20_con_20_formato_20_previo"><text:span text:style-name="Código_20_HTML"><text:span text:style-name="T13"><text:s text:c="2"/></text:span></text:span><text:span text:style-name="token_20_punctuation">&lt;</text:span><text:span text:style-name="token_20_tag">!ATTLIST </text:span><text:span text:style-name="token_20_attr-name">cosa</text:span><text:span text:style-name="token_20_tag"> </text:span><text:span text:style-name="token_20_attr-name">asunto</text:span><text:span text:style-name="token_20_tag"> </text:span><text:span text:style-name="token_20_attr-name">CDATA</text:span><text:span text:style-name="token_20_tag"> </text:span><text:span text:style-name="token_20_attr-name">#REQUIRED</text:span><text:span text:style-name="token_20_punctuation">&gt;</text:span></text:p>
      <text:p text:style-name="HTML_20_con_20_formato_20_previo"><text:span text:style-name="Código_20_HTML"><text:span text:style-name="T13"><text:s text:c="2"/></text:span></text:span><text:span text:style-name="token_20_punctuation">&lt;</text:span><text:span text:style-name="token_20_tag">!ATTLIST </text:span><text:span text:style-name="token_20_attr-name">cosa</text:span><text:span text:style-name="token_20_tag"> </text:span><text:span text:style-name="token_20_attr-name">fechaLimite</text:span><text:span text:style-name="token_20_tag"> </text:span><text:span text:style-name="token_20_attr-name">CDATA</text:span><text:span text:style-name="token_20_tag"> </text:span><text:span text:style-name="token_20_attr-name">#REQUIRED</text:span><text:span text:style-name="token_20_punctuation">&gt;</text:span></text:p>
      <text:p text:style-name="HTML_20_con_20_formato_20_previo"><text:span text:style-name="Código_20_HTML">]&gt;</text:span></text:p>
      <text:p text:style-name="HTML_20_con_20_formato_20_previo"><text:span text:style-name="Código_20_HTML"/></text:p>
      <text:p text:style-name="HTML_20_con_20_formato_20_previo"><text:span text:style-name="token_20_punctuation">&lt;</text:span><text:span text:style-name="token_20_tag">cosasPorHacer</text:span><text:span text:style-name="token_20_punctuation">&gt;</text:span></text:p>
      <text:p text:style-name="HTML_20_con_20_formato_20_previo"><text:span text:style-name="Código_20_HTML"><text:span text:style-name="T13"><text:s text:c="2"/></text:span></text:span><text:span text:style-name="token_20_punctuation">&lt;</text:span><text:span text:style-name="token_20_tag">cosa </text:span><text:span text:style-name="token_20_attr-name">fecha</text:span><text:span text:style-name="token_20_punctuation">="</text:span><text:span text:style-name="token_20_attr-value">20 de febrero de 2017</text:span><text:span text:style-name="token_20_punctuation">"</text:span><text:span text:style-name="token_20_tag"> </text:span><text:span text:style-name="token_20_attr-name">fechaLimite</text:span><text:span text:style-name="token_20_punctuation">="</text:span><text:span text:style-name="token_20_attr-value">1 de marzo de 2017</text:span><text:span text:style-name="token_20_punctuation">"&gt;</text:span></text:p>
      <text:p text:style-name="HTML_20_con_20_formato_20_previo"><text:span text:style-name="Código_20_HTML"><text:span text:style-name="T13"><text:s text:c="2"/></text:span></text:span><text:span text:style-name="Código_20_HTML">Preparar ejercicios de DTDs</text:span><text:span text:style-name="token_20_punctuation">&lt;/</text:span><text:span text:style-name="token_20_tag">cosa</text:span><text:span text:style-name="token_20_punctuation">&gt;</text:span></text:p>
      <text:p text:style-name="HTML_20_con_20_formato_20_previo"><text:span text:style-name="Código_20_HTML"><text:span text:style-name="T13"><text:s text:c="2"/></text:span></text:span><text:span text:style-name="token_20_punctuation">&lt;</text:span><text:span text:style-name="token_20_tag">cosa </text:span><text:span text:style-name="token_20_attr-name">fecha</text:span><text:span text:style-name="token_20_punctuation">="</text:span><text:span text:style-name="token_20_attr-value">21 de febrero de 2017</text:span><text:span text:style-name="token_20_punctuation">"</text:span><text:span text:style-name="token_20_tag"> </text:span><text:span text:style-name="token_20_attr-name">fechaLimite</text:span><text:span text:style-name="token_20_punctuation">="</text:span><text:span text:style-name="token_20_attr-value">5 de marzo de 2017</text:span><text:span text:style-name="token_20_punctuation">"&gt;</text:span></text:p>
      <text:p text:style-name="HTML_20_con_20_formato_20_previo"><text:soft-page-break/><text:span text:style-name="Código_20_HTML"><text:span text:style-name="T13"><text:s text:c="2"/></text:span></text:span><text:span text:style-name="Código_20_HTML">Preparar tema XSLT</text:span><text:span text:style-name="token_20_punctuation">&lt;/</text:span><text:span text:style-name="token_20_tag">cosa</text:span><text:span text:style-name="token_20_punctuation">&gt;</text:span></text:p>
      <text:p text:style-name="HTML_20_con_20_formato_20_previo"><text:span text:style-name="token_20_punctuation">&lt;/</text:span><text:span text:style-name="token_20_tag">cosasPorHacer</text:span><text:span text:style-name="token_20_punctuation">&gt;</text:span></text:p>
      <text:p text:style-name="HTML_20_con_20_formato_20_previo"><text:span text:style-name="token_20_punctuation">----------------------------------------</text:span></text:p>
      <text:p text:style-name="HTML_20_con_20_formato_20_previo">&lt;?xml version="1.0" encoding="UTF-8"?&gt;</text:p>
      <text:p text:style-name="HTML_20_con_20_formato_20_previo">&lt;!DOCTYPE cosasPorHacer [</text:p>
      <text:p text:style-name="HTML_20_con_20_formato_20_previo"><text:s text:c="2"/>&lt;!ELEMENT cosasPorHacer (cosa<text:span text:style-name="T16">*</text:span>)&gt;</text:p>
      <text:p text:style-name="HTML_20_con_20_formato_20_previo"><text:s text:c="2"/>&lt;!ELEMENT cosa <text:span text:style-name="T16">ANY</text:span>&gt;</text:p>
      <text:p text:style-name="HTML_20_con_20_formato_20_previo"><text:s text:c="2"/>&lt;!ATTLIST cosa fecha CDATA #REQUIRED&gt;<text:span text:style-name="T16"> <text:s text:c="36"/></text:span></text:p>
      <text:p text:style-name="HTML_20_con_20_formato_20_previo"><text:s text:c="2"/>&lt;!ATTLIST cosa fechaLimite CDATA #REQUIRED&gt;</text:p>
      <text:p text:style-name="HTML_20_con_20_formato_20_previo">]&gt;</text:p>
      <text:p text:style-name="HTML_20_con_20_formato_20_previo"/>
      <text:p text:style-name="HTML_20_con_20_formato_20_previo">&lt;cosasPorHacer&gt;</text:p>
      <text:p text:style-name="HTML_20_con_20_formato_20_previo"><text:s text:c="2"/>&lt;cosa fecha="20 de febrero de 2017" fechaLimite="1 de marzo de 2017"&gt;</text:p>
      <text:p text:style-name="HTML_20_con_20_formato_20_previo"><text:s text:c="2"/>Preparar ejercicios de DTDs&lt;/cosa&gt;</text:p>
      <text:p text:style-name="HTML_20_con_20_formato_20_previo"><text:s text:c="2"/>&lt;cosa fecha="21 de febrero de 2017" fechaLimite="5 de marzo de 2017"&gt;</text:p>
      <text:p text:style-name="HTML_20_con_20_formato_20_previo"><text:s text:c="2"/>Preparar tema XSLT&lt;/cosa&gt;</text:p>
      <text:p text:style-name="HTML_20_con_20_formato_20_previo">&lt;/cosasPorHacer&gt;</text:p>
      <text:h text:style-name="Heading_20_3" text:outline-level="3">3.- Inventores</text:h>
      <text:p text:style-name="HTML_20_con_20_formato_20_previo"><text:span text:style-name="token_20_prolog"><text:span text:style-name="T22">&lt;?xml </text:span></text:span><text:span text:style-name="attr-name"><text:span text:style-name="T22">version</text:span></text:span><text:span text:style-name="token_20_prolog"><text:span text:style-name="T22">=</text:span></text:span><text:span text:style-name="attr-value"><text:span text:style-name="T22">"1.0"</text:span></text:span><text:span text:style-name="token_20_prolog"><text:span text:style-name="T22"> </text:span></text:span><text:span text:style-name="attr-name"><text:span text:style-name="T22">encoding</text:span></text:span><text:span text:style-name="token_20_prolog"><text:span text:style-name="T22">=</text:span></text:span><text:span text:style-name="attr-value"><text:span text:style-name="T22">"UTF-8"</text:span></text:span><text:span text:style-name="token_20_prolog"><text:span text:style-name="T22">?&gt;</text:span></text:span></text:p>
      <text:p text:style-name="HTML_20_con_20_formato_20_previo"><text:span text:style-name="token_20_doctype"><text:span text:style-name="T22">&lt;!DOCTYPE inventores [</text:span></text:span></text:p>
      <text:p text:style-name="HTML_20_con_20_formato_20_previo"><text:span text:style-name="token_20_doctype"><text:span text:style-name="T23"><text:s text:c="2"/></text:span></text:span><text:span text:style-name="token_20_doctype"><text:span text:style-name="T22">&lt;!ELEMENT inventores&gt;</text:span></text:span></text:p>
      <text:p text:style-name="HTML_20_con_20_formato_20_previo"><text:span text:style-name="Código_20_HTML"><text:span text:style-name="T23"><text:s text:c="2"/></text:span></text:span><text:span text:style-name="token_20_punctuation"><text:span text:style-name="T22">&lt;</text:span></text:span><text:span text:style-name="token_20_tag"><text:span text:style-name="T22">!ELEMENT </text:span></text:span><text:span text:style-name="token_20_attr-name"><text:span text:style-name="T22">inventor</text:span></text:span><text:span text:style-name="token_20_tag"><text:span text:style-name="T22"> </text:span></text:span><text:span text:style-name="token_20_attr-name"><text:span text:style-name="T22">EMPTY</text:span></text:span><text:span text:style-name="token_20_punctuation"><text:span text:style-name="T22">&gt;</text:span></text:span></text:p>
      <text:p text:style-name="HTML_20_con_20_formato_20_previo"><text:span text:style-name="Código_20_HTML"><text:span text:style-name="T23"><text:s text:c="2"/></text:span></text:span><text:span text:style-name="token_20_punctuation"><text:span text:style-name="T22">&lt;</text:span></text:span><text:span text:style-name="token_20_tag"><text:span text:style-name="T22">!ATTLIST </text:span></text:span><text:span text:style-name="token_20_attr-name"><text:span text:style-name="T22">inventor</text:span></text:span><text:span text:style-name="token_20_tag"><text:span text:style-name="T22"> </text:span></text:span><text:span text:style-name="token_20_attr-name"><text:span text:style-name="T22">invento</text:span></text:span><text:span text:style-name="token_20_tag"><text:span text:style-name="T22"> </text:span></text:span><text:span text:style-name="token_20_attr-name"><text:span text:style-name="T22">CDATA</text:span></text:span><text:span text:style-name="token_20_tag"><text:span text:style-name="T22"> </text:span></text:span><text:span text:style-name="token_20_attr-name"><text:span text:style-name="T22">#REQUIRED</text:span></text:span><text:span text:style-name="token_20_punctuation"><text:span text:style-name="T22">&gt;</text:span></text:span></text:p>
      <text:p text:style-name="HTML_20_con_20_formato_20_previo"><text:span text:style-name="Código_20_HTML"><text:span text:style-name="T23"><text:s text:c="2"/></text:span></text:span><text:span text:style-name="token_20_punctuation"><text:span text:style-name="T22">&lt;</text:span></text:span><text:span text:style-name="token_20_tag"><text:span text:style-name="T22">!ATTLIST </text:span></text:span><text:span text:style-name="token_20_attr-name"><text:span text:style-name="T22">inventor</text:span></text:span><text:span text:style-name="token_20_tag"><text:span text:style-name="T22"> </text:span></text:span><text:span text:style-name="token_20_attr-name"><text:span text:style-name="T22">nombre</text:span></text:span><text:span text:style-name="token_20_tag"><text:span text:style-name="T22"> </text:span></text:span><text:span text:style-name="token_20_attr-name"><text:span text:style-name="T22">ID</text:span></text:span><text:span text:style-name="token_20_tag"><text:span text:style-name="T22"> </text:span></text:span><text:span text:style-name="token_20_attr-name"><text:span text:style-name="T22">#REQUIRED</text:span></text:span><text:span text:style-name="token_20_punctuation"><text:span text:style-name="T22">&gt;</text:span></text:span></text:p>
      <text:p text:style-name="HTML_20_con_20_formato_20_previo"><text:span text:style-name="Código_20_HTML"><text:span text:style-name="T22">]&gt;</text:span></text:span></text:p>
      <text:p text:style-name="HTML_20_con_20_formato_20_previo"><text:span text:style-name="Código_20_HTML"><text:span text:style-name="T22"/></text:span></text:p>
      <text:p text:style-name="HTML_20_con_20_formato_20_previo"><text:span text:style-name="token_20_punctuation"><text:span text:style-name="T22">&lt;</text:span></text:span><text:span text:style-name="token_20_tag"><text:span text:style-name="T22">inventores</text:span></text:span><text:span text:style-name="token_20_punctuation"><text:span text:style-name="T22">&gt;</text:span></text:span></text:p>
      <text:p text:style-name="HTML_20_con_20_formato_20_previo"><text:span text:style-name="Código_20_HTML"><text:span text:style-name="T23"><text:s text:c="2"/></text:span></text:span><text:span text:style-name="token_20_punctuation"><text:span text:style-name="T22">&lt;</text:span></text:span><text:span text:style-name="token_20_tag"><text:span text:style-name="T22">inventor </text:span></text:span><text:span text:style-name="token_20_attr-name"><text:span text:style-name="T22">nombre</text:span></text:span><text:span text:style-name="token_20_punctuation"><text:span text:style-name="T22">="</text:span></text:span><text:span text:style-name="token_20_attr-value"><text:span text:style-name="T22">Robert Adler</text:span></text:span><text:span text:style-name="token_20_punctuation"><text:span text:style-name="T22">"</text:span></text:span><text:span text:style-name="token_20_tag"><text:span text:style-name="T22"> </text:span></text:span><text:span text:style-name="token_20_attr-name"><text:span text:style-name="T22">invento</text:span></text:span><text:span text:style-name="token_20_punctuation"><text:span text:style-name="T22">="</text:span></text:span><text:span text:style-name="token_20_attr-value"><text:span text:style-name="T22">Mando a distancia</text:span></text:span><text:span text:style-name="token_20_punctuation"><text:span text:style-name="T22">"</text:span></text:span><text:span text:style-name="token_20_tag"><text:span text:style-name="T22"> </text:span></text:span><text:span text:style-name="token_20_punctuation"><text:span text:style-name="T22">/&gt;</text:span></text:span></text:p>
      <text:p text:style-name="HTML_20_con_20_formato_20_previo"><text:span text:style-name="Código_20_HTML"><text:span text:style-name="T23"><text:s text:c="2"/></text:span></text:span><text:span text:style-name="token_20_punctuation"><text:span text:style-name="T22">&lt;</text:span></text:span><text:span text:style-name="token_20_tag"><text:span text:style-name="T22">inventor </text:span></text:span><text:span text:style-name="token_20_attr-name"><text:span text:style-name="T22">nombre</text:span></text:span><text:span text:style-name="token_20_punctuation"><text:span text:style-name="T22">="</text:span></text:span><text:span text:style-name="token_20_attr-value"><text:span text:style-name="T22">Laszlo Josef Biro</text:span></text:span><text:span text:style-name="token_20_punctuation"><text:span text:style-name="T22">"</text:span></text:span><text:span text:style-name="token_20_tag"><text:span text:style-name="T22"> </text:span></text:span><text:span text:style-name="token_20_attr-name"><text:span text:style-name="T22">invento</text:span></text:span><text:span text:style-name="token_20_punctuation"><text:span text:style-name="T22">="</text:span></text:span><text:span text:style-name="token_20_attr-value"><text:span text:style-name="T22">Bolígrafo</text:span></text:span><text:span text:style-name="token_20_punctuation"><text:span text:style-name="T22">"</text:span></text:span><text:span text:style-name="token_20_tag"><text:span text:style-name="T22"> </text:span></text:span><text:span text:style-name="token_20_punctuation"><text:span text:style-name="T22">/&gt;</text:span></text:span></text:p>
      <text:p text:style-name="HTML_20_con_20_formato_20_previo"><text:span text:style-name="Código_20_HTML"><text:span text:style-name="T23"><text:s text:c="2"/></text:span></text:span><text:span text:style-name="token_20_punctuation"><text:span text:style-name="T22">&lt;</text:span></text:span><text:span text:style-name="token_20_tag"><text:span text:style-name="T22">inventor </text:span></text:span><text:span text:style-name="token_20_attr-name"><text:span text:style-name="T22">nombre</text:span></text:span><text:span text:style-name="token_20_punctuation"><text:span text:style-name="T22">="</text:span></text:span><text:span text:style-name="token_20_attr-value"><text:span text:style-name="T22">Josephine Garis Cochran</text:span></text:span><text:span text:style-name="token_20_punctuation"><text:span text:style-name="T22">"</text:span></text:span><text:span text:style-name="token_20_tag"><text:span text:style-name="T22"> </text:span></text:span><text:span text:style-name="token_20_attr-name"><text:span text:style-name="T22">invento</text:span></text:span><text:span text:style-name="token_20_punctuation"><text:span text:style-name="T22">="</text:span></text:span><text:span text:style-name="token_20_attr-value"><text:span text:style-name="T22">Lavaplatos</text:span></text:span><text:span text:style-name="token_20_punctuation"><text:span text:style-name="T22">"</text:span></text:span><text:span text:style-name="token_20_tag"><text:span text:style-name="T22"> </text:span></text:span><text:span text:style-name="token_20_punctuation"><text:span text:style-name="T22">/&gt;</text:span></text:span></text:p>
      <text:p text:style-name="HTML_20_con_20_formato_20_previo"><text:span text:style-name="Código_20_HTML"><text:span text:style-name="T23"><text:s text:c="2"/></text:span></text:span><text:span text:style-name="token_20_punctuation"><text:span text:style-name="T22">&lt;</text:span></text:span><text:span text:style-name="token_20_tag"><text:span text:style-name="T22">inventor </text:span></text:span><text:span text:style-name="token_20_attr-name"><text:span text:style-name="T22">invento</text:span></text:span><text:span text:style-name="token_20_punctuation"><text:span text:style-name="T22">="</text:span></text:span><text:span text:style-name="token_20_attr-value"><text:span text:style-name="T22">Fuego</text:span></text:span><text:span text:style-name="token_20_punctuation"><text:span text:style-name="T22">"</text:span></text:span><text:span text:style-name="token_20_tag"><text:span text:style-name="T22"> </text:span></text:span><text:span text:style-name="token_20_punctuation"><text:span text:style-name="T22">/&gt;</text:span></text:span></text:p>
      <text:p text:style-name="HTML_20_con_20_formato_20_previo"><text:span text:style-name="token_20_punctuation"><text:span text:style-name="T22">&lt;/</text:span></text:span><text:span text:style-name="token_20_tag"><text:span text:style-name="T22">inventores</text:span></text:span><text:span text:style-name="token_20_punctuation"><text:span text:style-name="T22">&gt;</text:span></text:span></text:p>
      <text:p text:style-name="HTML_20_con_20_formato_20_previo"><text:span text:style-name="token_20_punctuation"><text:span text:style-name="T22">----------------------------------------------</text:span></text:span></text:p>
      <text:p text:style-name="HTML_20_con_20_formato_20_previo"><text:span text:style-name="token_20_punctuation"><text:span text:style-name="T22">&lt;?xml version="1.0" encoding="UTF-8"?&gt;</text:span></text:span></text:p>
      <text:p text:style-name="HTML_20_con_20_formato_20_previo"><text:span text:style-name="token_20_punctuation"><text:span text:style-name="T22">&lt;!DOCTYPE inventores [</text:span></text:span></text:p>
      <text:p text:style-name="HTML_20_con_20_formato_20_previo"><text:span text:style-name="token_20_punctuation"><text:span text:style-name="T22"><text:s text:c="2"/>&lt;!ELEMENT inventores </text:span></text:span><text:span text:style-name="token_20_punctuation"><text:span text:style-name="T24">(inventor*)</text:span></text:span><text:span text:style-name="token_20_punctuation"><text:span text:style-name="T22">&gt;</text:span></text:span></text:p>
      <text:p text:style-name="HTML_20_con_20_formato_20_previo"><text:span text:style-name="token_20_punctuation"><text:span text:style-name="T22"><text:s text:c="2"/>&lt;!ELEMENT inventor </text:span></text:span><text:span text:style-name="token_20_punctuation"><text:span text:style-name="T24">EMPTY</text:span></text:span><text:span text:style-name="token_20_punctuation"><text:span text:style-name="T22">&gt;</text:span></text:span></text:p>
      <text:p text:style-name="HTML_20_con_20_formato_20_previo"><text:span text:style-name="token_20_punctuation"><text:span text:style-name="T22"><text:s text:c="2"/>&lt;!ATTLIST inventor invento CDATA #REQUIRED&gt;</text:span></text:span></text:p>
      <text:p text:style-name="HTML_20_con_20_formato_20_previo"><text:span text:style-name="token_20_punctuation"><text:span text:style-name="T22"><text:s text:c="2"/>&lt;!ATTLIST inventor nombre </text:span></text:span><text:span text:style-name="token_20_punctuation"><text:span text:style-name="T24">CDATA</text:span></text:span><text:span text:style-name="token_20_punctuation"><text:span text:style-name="T22"> </text:span></text:span><text:span text:style-name="token_20_punctuation"><text:span text:style-name="T24">#IMPLIED</text:span></text:span><text:span text:style-name="token_20_punctuation"><text:span text:style-name="T22">&gt;</text:span></text:span></text:p>
      <text:p text:style-name="HTML_20_con_20_formato_20_previo"><text:span text:style-name="token_20_punctuation"><text:span text:style-name="T22">]&gt;</text:span></text:span></text:p>
      <text:p text:style-name="HTML_20_con_20_formato_20_previo"><text:span text:style-name="token_20_punctuation"><text:span text:style-name="T22"/></text:span></text:p>
      <text:p text:style-name="HTML_20_con_20_formato_20_previo"><text:span text:style-name="token_20_punctuation"><text:span text:style-name="T22">&lt;inventores&gt;</text:span></text:span></text:p>
      <text:p text:style-name="HTML_20_con_20_formato_20_previo"><text:span text:style-name="token_20_punctuation"><text:span text:style-name="T22"><text:s text:c="2"/>&lt;inventor nombre="Robert Adler" invento="Mando a distancia" /&gt;</text:span></text:span></text:p>
      <text:p text:style-name="HTML_20_con_20_formato_20_previo"><text:span text:style-name="token_20_punctuation"><text:span text:style-name="T22"><text:s text:c="2"/>&lt;inventor nombre="Laszlo Josef Biro" invento="Bolígrafo" /&gt;</text:span></text:span></text:p>
      <text:p text:style-name="HTML_20_con_20_formato_20_previo"><text:span text:style-name="token_20_punctuation"><text:span text:style-name="T22"><text:s text:c="2"/>&lt;inventor nombre="Josephine Garis Cochran" invento="Lavaplatos" /&gt;</text:span></text:span></text:p>
      <text:p text:style-name="HTML_20_con_20_formato_20_previo"><text:span text:style-name="token_20_punctuation"><text:span text:style-name="T22"><text:s text:c="2"/>&lt;inventor invento="Fuego" /&gt;</text:span></text:span></text:p>
      <text:p text:style-name="HTML_20_con_20_formato_20_previo"><text:span text:style-name="token_20_punctuation"><text:span text:style-name="T22">&lt;/inventores&gt;</text:span></text:span></text:p>
      <text:p text:style-name="HTML_20_con_20_formato_20_previo"><text:span text:style-name="token_20_punctuation"/></text:p>
      <text:p text:style-name="HTML_20_con_20_formato_20_previo"><text:span text:style-name="token_20_punctuation"/></text:p>
      <text:p text:style-name="HTML_20_con_20_formato_20_previo"><text:span text:style-name="token_20_punctuation"/></text:p>
      <text:p text:style-name="HTML_20_con_20_formato_20_previo"><text:span text:style-name="token_20_punctuation"/></text:p>
      <text:p text:style-name="HTML_20_con_20_formato_20_previo"><text:span text:style-name="token_20_punctuation"/></text:p>
      <text:h text:style-name="Heading_20_3" text:outline-level="3"><text:soft-page-break/>Los siguientes documentos no son válidos porque contienen uno o dos errores (los errores <text:span text:style-name="Strong_20_Emphasis"><text:span text:style-name="T4">NO</text:span></text:span><text:span text:style-name="T3"> ESTÁN</text:span> en el DTD interno). Corrige los errores y comprueba con XML Copy Editor que ya son documentos válidos.</text:h>
      <text:h text:style-name="Heading_20_3" text:outline-level="3">4.- Lista de la compra</text:h>
      <text:p text:style-name="HTML_20_con_20_formato_20_previo"><text:span text:style-name="token_20_prolog"><text:span text:style-name="T5">&lt;?xml </text:span></text:span><text:span text:style-name="attr-name"><text:span text:style-name="T5">version</text:span></text:span><text:span text:style-name="token_20_prolog"><text:span text:style-name="T5">=</text:span></text:span><text:span text:style-name="attr-value"><text:span text:style-name="T5">"1.0"</text:span></text:span><text:span text:style-name="token_20_prolog"><text:span text:style-name="T5"> </text:span></text:span><text:span text:style-name="attr-name"><text:span text:style-name="T5">encoding</text:span></text:span><text:span text:style-name="token_20_prolog"><text:span text:style-name="T5">=</text:span></text:span><text:span text:style-name="attr-value"><text:span text:style-name="T5">"UTF-8"</text:span></text:span><text:span text:style-name="token_20_prolog"><text:span text:style-name="T5">?&gt;</text:span></text:span></text:p>
      <text:p text:style-name="HTML_20_con_20_formato_20_previo"><text:span text:style-name="token_20_doctype"><text:span text:style-name="T5">&lt;!DOCTYPE listaCompra [</text:span></text:span></text:p>
      <text:p text:style-name="HTML_20_con_20_formato_20_previo"><text:span text:style-name="token_20_doctype"><text:span text:style-name="T8"><text:s text:c="2"/></text:span></text:span><text:span text:style-name="token_20_doctype"><text:span text:style-name="T5">&lt;!ELEMENT listaCompra (item*)&gt;</text:span></text:span></text:p>
      <text:p text:style-name="HTML_20_con_20_formato_20_previo"><text:span text:style-name="Código_20_HTML"><text:span text:style-name="T8"><text:s text:c="2"/></text:span></text:span><text:span text:style-name="token_20_punctuation"><text:span text:style-name="T5">&lt;</text:span></text:span><text:span text:style-name="token_20_tag"><text:span text:style-name="T5">!ELEMENT </text:span></text:span><text:span text:style-name="token_20_attr-name"><text:span text:style-name="T5">item</text:span></text:span><text:span text:style-name="token_20_tag"><text:span text:style-name="T5"> </text:span></text:span><text:span text:style-name="token_20_attr-name"><text:span text:style-name="T5">EMPTY</text:span></text:span><text:span text:style-name="token_20_punctuation"><text:span text:style-name="T5">&gt;</text:span></text:span></text:p>
      <text:p text:style-name="HTML_20_con_20_formato_20_previo"><text:span text:style-name="Código_20_HTML"><text:span text:style-name="T8"><text:s text:c="2"/></text:span></text:span><text:span text:style-name="token_20_punctuation"><text:span text:style-name="T5">&lt;</text:span></text:span><text:span text:style-name="token_20_tag"><text:span text:style-name="T5">!A</text:span></text:span><text:span text:style-name="token_20_tag"><text:span text:style-name="T9">TTLIST </text:span></text:span><text:span text:style-name="token_20_attr-name"><text:span text:style-name="T9">item</text:span></text:span><text:span text:style-name="token_20_tag"><text:span text:style-name="T9"> </text:span></text:span><text:span text:style-name="token_20_attr-name"><text:span text:style-name="T9">nombre</text:span></text:span><text:span text:style-name="token_20_tag"><text:span text:style-name="T9"> </text:span></text:span><text:span text:style-name="token_20_attr-name"><text:span text:style-name="T9">CDATA</text:span></text:span><text:span text:style-name="token_20_tag"><text:span text:style-name="T9"> </text:span></text:span><text:span text:style-name="token_20_attr-name"><text:span text:style-name="T9">#REQUIRED</text:span></text:span><text:span text:style-name="token_20_punctuation"><text:span text:style-name="T9">&gt;</text:span></text:span></text:p>
      <text:p text:style-name="HTML_20_con_20_formato_20_previo"><text:span text:style-name="Código_20_HTML"><text:span text:style-name="T10"><text:s text:c="2"/></text:span></text:span><text:span text:style-name="token_20_punctuation"><text:span text:style-name="T9">&lt;</text:span></text:span><text:span text:style-name="token_20_tag"><text:span text:style-name="T9">!ATTLIST </text:span></text:span><text:span text:style-name="token_20_attr-name"><text:span text:style-name="T9">item</text:span></text:span><text:span text:style-name="token_20_tag"><text:span text:style-name="T9"> </text:span></text:span><text:span text:style-name="token_20_attr-name"><text:span text:style-name="T9">cantidad</text:span></text:span><text:span text:style-name="token_20_tag"><text:span text:style-name="T9"> </text:span></text:span><text:span text:style-name="token_20_attr-name"><text:span text:style-name="T9">CDATA</text:span></text:span><text:span text:style-name="token_20_tag"><text:span text:style-name="T9"> </text:span></text:span><text:span text:style-name="token_20_attr-name"><text:span text:style-name="T9">#REQUIRED</text:span></text:span><text:span text:style-name="token_20_punctuation"><text:span text:style-name="T9">&gt;</text:span></text:span></text:p>
      <text:p text:style-name="HTML_20_con_20_formato_20_previo"><text:span text:style-name="Código_20_HTML"><text:span text:style-name="T5">]&gt;</text:span></text:span></text:p>
      <text:p text:style-name="HTML_20_con_20_formato_20_previo"><text:span text:style-name="Código_20_HTML"><text:span text:style-name="T5"/></text:span></text:p>
      <text:p text:style-name="HTML_20_con_20_formato_20_previo"><text:span text:style-name="token_20_punctuation"><text:span text:style-name="T5">&lt;</text:span></text:span><text:span text:style-name="token_20_tag"><text:span text:style-name="T5">listaCompra</text:span></text:span><text:span text:style-name="token_20_punctuation"><text:span text:style-name="T5">&gt;</text:span></text:span></text:p>
      <text:p text:style-name="HTML_20_con_20_formato_20_previo"><text:span text:style-name="Código_20_HTML"><text:span text:style-name="T8"><text:s text:c="2"/></text:span></text:span><text:span text:style-name="token_20_punctuation"><text:span text:style-name="T5">&lt;</text:span></text:span><text:span text:style-name="token_20_tag"><text:span text:style-name="T5">leche </text:span></text:span><text:span text:style-name="token_20_attr-name"><text:span text:style-name="T5">cantidad</text:span></text:span><text:span text:style-name="token_20_punctuation"><text:span text:style-name="T5">="</text:span></text:span><text:span text:style-name="token_20_attr-value"><text:span text:style-name="T5">12 litros</text:span></text:span><text:span text:style-name="token_20_punctuation"><text:span text:style-name="T5">"</text:span></text:span><text:span text:style-name="token_20_tag"><text:span text:style-name="T5"> </text:span></text:span><text:span text:style-name="token_20_punctuation"><text:span text:style-name="T5">&gt;&lt;/</text:span></text:span><text:span text:style-name="token_20_tag"><text:span text:style-name="T5">leche</text:span></text:span><text:span text:style-name="token_20_punctuation"><text:span text:style-name="T5">&gt;</text:span></text:span></text:p>
      <text:p text:style-name="HTML_20_con_20_formato_20_previo"><text:span text:style-name="Código_20_HTML"><text:span text:style-name="T8"><text:s text:c="2"/></text:span></text:span><text:span text:style-name="token_20_punctuation"><text:span text:style-name="T5">&lt;</text:span></text:span><text:span text:style-name="token_20_tag"><text:span text:style-name="T5">pan </text:span></text:span><text:span text:style-name="token_20_attr-name"><text:span text:style-name="T5">cantidad</text:span></text:span><text:span text:style-name="token_20_punctuation"><text:span text:style-name="T5">="</text:span></text:span><text:span text:style-name="token_20_attr-value"><text:span text:style-name="T5">3 barras de cuarto</text:span></text:span><text:span text:style-name="token_20_punctuation"><text:span text:style-name="T5">"</text:span></text:span><text:span text:style-name="token_20_tag"><text:span text:style-name="T5"> </text:span></text:span><text:span text:style-name="token_20_punctuation"><text:span text:style-name="T5">/&gt;</text:span></text:span></text:p>
      <text:p text:style-name="HTML_20_con_20_formato_20_previo"><text:span text:style-name="token_20_punctuation"><text:span text:style-name="T5">&lt;/</text:span></text:span><text:span text:style-name="token_20_tag"><text:span text:style-name="T5">listaCompra</text:span></text:span><text:span text:style-name="token_20_punctuation"><text:span text:style-name="T5">&gt;</text:span></text:span></text:p>
      <text:p text:style-name="HTML_20_con_20_formato_20_previo"><text:span text:style-name="token_20_punctuation"><text:span text:style-name="T5">---------------------------------------</text:span></text:span></text:p>
      <text:p text:style-name="P5"><text:span text:style-name="token_20_punctuation"><text:span text:style-name="T11">&lt;?xml version="1.0" encoding="UTF-8"?&gt;</text:span></text:span></text:p>
      <text:p text:style-name="P5"><text:span text:style-name="token_20_punctuation"><text:span text:style-name="T11">&lt;!DOCTYPE listaCompra [</text:span></text:span></text:p>
      <text:p text:style-name="P5"><text:span text:style-name="token_20_punctuation"><text:span text:style-name="T11"><text:s text:c="2"/>&lt;!ELEMENT listaCompra (item*)&gt;</text:span></text:span></text:p>
      <text:p text:style-name="P5"><text:span text:style-name="token_20_punctuation"><text:span text:style-name="T11"><text:s text:c="2"/>&lt;!ELEMENT item EMPTY&gt;</text:span></text:span></text:p>
      <text:p text:style-name="P5"><text:span text:style-name="token_20_punctuation"><text:span text:style-name="T11"><text:s text:c="2"/>&lt;!ATTLIST item nombre CDATA #REQUIRED&gt;</text:span></text:span></text:p>
      <text:p text:style-name="P5"><text:span text:style-name="token_20_punctuation"><text:span text:style-name="T11"><text:s text:c="2"/>&lt;!ATTLIST item cantidad CDATA #REQUIRED&gt;</text:span></text:span></text:p>
      <text:p text:style-name="P5"><text:span text:style-name="token_20_punctuation"><text:span text:style-name="T11">]&gt;</text:span></text:span></text:p>
      <text:p text:style-name="P5"><text:span text:style-name="token_20_punctuation"><text:span text:style-name="T11"/></text:span></text:p>
      <text:p text:style-name="P5"><text:span text:style-name="token_20_punctuation"><text:span text:style-name="T11">&lt;listaCompra&gt;</text:span></text:span></text:p>
      <text:p text:style-name="P5"><text:span text:style-name="token_20_punctuation"><text:span text:style-name="T11"><text:s text:c="2"/>&lt;</text:span></text:span><text:span text:style-name="token_20_punctuation"><text:span text:style-name="T12">item nombre="leche"</text:span></text:span><text:span text:style-name="token_20_punctuation"><text:span text:style-name="T11"> cantidad="12 litros" /&gt;</text:span></text:span></text:p>
      <text:p text:style-name="P5"><text:span text:style-name="token_20_punctuation"><text:span text:style-name="T11"><text:s text:c="2"/>&lt;</text:span></text:span><text:span text:style-name="token_20_punctuation"><text:span text:style-name="T12">item nombre="pan"</text:span></text:span><text:span text:style-name="token_20_punctuation"><text:span text:style-name="T11"> cantidad="3 barras de cuarto" /&gt;</text:span></text:span></text:p>
      <text:p text:style-name="P5"><text:span text:style-name="token_20_punctuation"><text:span text:style-name="T11">&lt;/listaCompra&gt;</text:span></text:span></text:p>
      <text:p text:style-name="P5"><text:span text:style-name="token_20_punctuation"><text:span text:style-name="T11"/></text:span></text:p>
      <text:p text:style-name="P5"><text:span text:style-name="token_20_punctuation"><text:span text:style-name="T21"/></text:span></text:p>
      <text:h text:style-name="Heading_20_3" text:outline-level="3">5.- Cuadros</text:h>
      <text:p text:style-name="HTML_20_con_20_formato_20_previo"><text:span text:style-name="token_20_prolog">&lt;?xml </text:span><text:span text:style-name="attr-name">version</text:span><text:span text:style-name="token_20_prolog">=</text:span><text:span text:style-name="attr-value">"1.0"</text:span><text:span text:style-name="token_20_prolog"> </text:span><text:span text:style-name="attr-name">encoding</text:span><text:span text:style-name="token_20_prolog">=</text:span><text:span text:style-name="attr-value">"UTF-8"</text:span><text:span text:style-name="token_20_prolog">?&gt;</text:span></text:p>
      <text:p text:style-name="HTML_20_con_20_formato_20_previo"><text:span text:style-name="token_20_doctype">&lt;!DOCTYPE cuadros [</text:span></text:p>
      <text:p text:style-name="HTML_20_con_20_formato_20_previo"><text:span text:style-name="token_20_doctype"><text:span text:style-name="T13"><text:s text:c="2"/></text:span></text:span><text:span text:style-name="token_20_doctype">&lt;!ELEMENT cuadros (cuadro*)&gt;</text:span></text:p>
      <text:p text:style-name="HTML_20_con_20_formato_20_previo"><text:span text:style-name="Código_20_HTML"><text:span text:style-name="T13"><text:s text:c="2"/></text:span></text:span><text:span text:style-name="token_20_punctuation">&lt;</text:span><text:span text:style-name="token_20_tag">!ELEMENT </text:span><text:span text:style-name="token_20_attr-name">cuadro</text:span><text:span text:style-name="token_20_tag"> </text:span><text:span text:style-name="token_20_attr-name">EMPTY</text:span><text:span text:style-name="token_20_punctuation">&gt;</text:span></text:p>
      <text:p text:style-name="HTML_20_con_20_formato_20_previo"><text:span text:style-name="Código_20_HTML"><text:span text:style-name="T13"><text:s text:c="2"/></text:span></text:span><text:span text:style-name="token_20_punctuation">&lt;</text:span><text:span text:style-name="token_20_tag">!ATTLIST </text:span><text:span text:style-name="token_20_attr-name">cuadro</text:span><text:span text:style-name="token_20_tag"> </text:span><text:span text:style-name="token_20_attr-name">titulo</text:span><text:span text:style-name="token_20_tag"> </text:span><text:span text:style-name="token_20_attr-name">ID</text:span><text:span text:style-name="token_20_tag"> </text:span><text:span text:style-name="token_20_attr-name">#REQUIRED</text:span><text:span text:style-name="token_20_punctuation">&gt;</text:span></text:p>
      <text:p text:style-name="HTML_20_con_20_formato_20_previo"><text:span text:style-name="Código_20_HTML"><text:span text:style-name="T13"><text:s text:c="2"/></text:span></text:span><text:span text:style-name="token_20_punctuation">&lt;</text:span><text:span text:style-name="token_20_tag">!ATTLIST </text:span><text:span text:style-name="token_20_attr-name">cuadro</text:span><text:span text:style-name="token_20_tag"> </text:span><text:span text:style-name="token_20_attr-name">autor</text:span><text:span text:style-name="token_20_tag"> </text:span><text:span text:style-name="token_20_attr-name">CDATA</text:span><text:span text:style-name="token_20_tag"> </text:span><text:span text:style-name="token_20_attr-name">#REQUIRED</text:span><text:span text:style-name="token_20_punctuation">&gt;</text:span></text:p>
      <text:p text:style-name="HTML_20_con_20_formato_20_previo"><text:span text:style-name="Código_20_HTML">]&gt;</text:span></text:p>
      <text:p text:style-name="HTML_20_con_20_formato_20_previo"><text:span text:style-name="Código_20_HTML"/></text:p>
      <text:p text:style-name="HTML_20_con_20_formato_20_previo"><text:span text:style-name="token_20_punctuation">&lt;</text:span><text:span text:style-name="token_20_tag">cuadros</text:span><text:span text:style-name="token_20_punctuation">&gt;</text:span></text:p>
      <text:p text:style-name="HTML_20_con_20_formato_20_previo"><text:span text:style-name="Código_20_HTML"><text:span text:style-name="T13"><text:s text:c="2"/></text:span></text:span><text:span text:style-name="token_20_punctuation">&lt;</text:span><text:span text:style-name="token_20_tag">cuadro </text:span><text:span text:style-name="token_20_attr-name">titulo</text:span><text:span text:style-name="token_20_punctuation">="</text:span><text:span text:style-name="token_20_attr-value">Adán y Eva</text:span><text:span text:style-name="token_20_punctuation">"</text:span><text:span text:style-name="token_20_tag"> </text:span><text:span text:style-name="token_20_attr-name">autor</text:span><text:span text:style-name="token_20_punctuation">="</text:span><text:span text:style-name="token_20_attr-value">Alberto Durero</text:span><text:span text:style-name="token_20_punctuation">"</text:span><text:span text:style-name="token_20_tag"> </text:span><text:span text:style-name="token_20_punctuation">/&gt;</text:span></text:p>
      <text:p text:style-name="HTML_20_con_20_formato_20_previo"><text:span text:style-name="Código_20_HTML"><text:span text:style-name="T13"><text:s text:c="2"/></text:span></text:span><text:span text:style-name="token_20_punctuation">&lt;</text:span><text:span text:style-name="token_20_tag">cuadro </text:span><text:span text:style-name="token_20_attr-name">autor</text:span><text:span text:style-name="token_20_punctuation">="</text:span><text:span text:style-name="token_20_attr-value">Lucas Cranach, el viejo</text:span><text:span text:style-name="token_20_punctuation">"</text:span><text:span text:style-name="token_20_tag"> </text:span><text:span text:style-name="token_20_attr-name">titulo</text:span><text:span text:style-name="token_20_punctuation">="</text:span><text:span text:style-name="token_20_attr-value">Adán y Eva</text:span><text:span text:style-name="token_20_punctuation">"</text:span><text:span text:style-name="token_20_tag"> </text:span><text:span text:style-name="token_20_punctuation">/&gt;</text:span></text:p>
      <text:p text:style-name="HTML_20_con_20_formato_20_previo"><text:span text:style-name="token_20_punctuation">&lt;/</text:span><text:span text:style-name="token_20_tag">cuadros</text:span><text:span text:style-name="token_20_punctuation">&gt;</text:span></text:p>
      <text:p text:style-name="HTML_20_con_20_formato_20_previo"><text:span text:style-name="token_20_punctuation">------------------------------------------------------</text:span></text:p>
      <text:p text:style-name="HTML_20_con_20_formato_20_previo"><text:span text:style-name="token_20_punctuation"/></text:p>
      <text:p text:style-name="HTML_20_con_20_formato_20_previo"><text:span text:style-name="token_20_punctuation"/></text:p>
      <text:p text:style-name="HTML_20_con_20_formato_20_previo"><text:span text:style-name="token_20_punctuation"/></text:p>
      <text:p text:style-name="HTML_20_con_20_formato_20_previo"><text:span text:style-name="token_20_punctuation"/></text:p>
      <text:p text:style-name="HTML_20_con_20_formato_20_previo"><text:span text:style-name="token_20_punctuation"/></text:p>
      <text:p text:style-name="HTML_20_con_20_formato_20_previo"><text:soft-page-break/><text:span text:style-name="token_20_punctuation">&lt;?xml version="1.0" encoding="UTF-8"?&gt;</text:span></text:p>
      <text:p text:style-name="HTML_20_con_20_formato_20_previo"><text:span text:style-name="token_20_punctuation">&lt;!DOCTYPE cuadros [</text:span></text:p>
      <text:p text:style-name="HTML_20_con_20_formato_20_previo"><text:span text:style-name="token_20_punctuation"><text:s text:c="2"/>&lt;!ELEMENT cuadros (cuadro*)&gt;</text:span></text:p>
      <text:p text:style-name="HTML_20_con_20_formato_20_previo"><text:span text:style-name="token_20_punctuation"><text:s text:c="2"/>&lt;!ELEMENT cuadro EMPTY&gt;</text:span></text:p>
      <text:p text:style-name="HTML_20_con_20_formato_20_previo"><text:span text:style-name="token_20_punctuation"><text:s text:c="2"/>&lt;!ATTLIST cuadro titulo ID #REQUIRED&gt;</text:span></text:p>
      <text:p text:style-name="HTML_20_con_20_formato_20_previo"><text:span text:style-name="token_20_punctuation"><text:s text:c="2"/>&lt;!ATTLIST cuadro autor CDATA #REQUIRED&gt;</text:span></text:p>
      <text:p text:style-name="HTML_20_con_20_formato_20_previo"><text:span text:style-name="token_20_punctuation">]&gt;</text:span></text:p>
      <text:p text:style-name="HTML_20_con_20_formato_20_previo"><text:span text:style-name="token_20_punctuation"/></text:p>
      <text:p text:style-name="HTML_20_con_20_formato_20_previo"><text:span text:style-name="token_20_punctuation">&lt;cuadros&gt;</text:span></text:p>
      <text:p text:style-name="HTML_20_con_20_formato_20_previo"><text:span text:style-name="token_20_punctuation"><text:s text:c="2"/>&lt;cuadro titulo="Adán_y_Eva</text:span><text:span text:style-name="token_20_punctuation"><text:span text:style-name="T17">1</text:span></text:span><text:span text:style-name="token_20_punctuation">" autor="Alberto Durero" /&gt;</text:span></text:p>
      <text:p text:style-name="HTML_20_con_20_formato_20_previo"><text:span text:style-name="token_20_punctuation"><text:s text:c="2"/>&lt;cuadro </text:span><text:span text:style-name="token_20_punctuation"><text:span text:style-name="T17">titulo="Adán_y_Eva2" </text:span></text:span><text:span text:style-name="token_20_punctuation">autor="Lucas Cranach, el viejo" /&gt;</text:span></text:p>
      <text:p text:style-name="HTML_20_con_20_formato_20_previo"><text:span text:style-name="token_20_punctuation">&lt;/cuadros&gt;</text:span></text:p>
      <text:h text:style-name="Heading_20_3" text:outline-level="3">6.- Película</text:h>
      <text:p text:style-name="HTML_20_con_20_formato_20_previo"><text:span text:style-name="token_20_prolog">&lt;?xml </text:span><text:span text:style-name="attr-name">version</text:span><text:span text:style-name="token_20_prolog">=</text:span><text:span text:style-name="attr-value">"1.0"</text:span><text:span text:style-name="token_20_prolog"> </text:span><text:span text:style-name="attr-name">encoding</text:span><text:span text:style-name="token_20_prolog">=</text:span><text:span text:style-name="attr-value">"UTF-8"</text:span><text:span text:style-name="token_20_prolog">?&gt;</text:span></text:p>
      <text:p text:style-name="HTML_20_con_20_formato_20_previo"><text:span text:style-name="token_20_doctype">&lt;!DOCTYPE pelicula [</text:span></text:p>
      <text:p text:style-name="HTML_20_con_20_formato_20_previo"><text:span text:style-name="token_20_doctype"><text:span text:style-name="T13"><text:s text:c="2"/></text:span></text:span><text:span text:style-name="token_20_doctype">&lt;!ELEMENT pelicula EMPTY&gt;</text:span></text:p>
      <text:p text:style-name="HTML_20_con_20_formato_20_previo"><text:span text:style-name="Código_20_HTML"><text:span text:style-name="T13"><text:s text:c="2"/></text:span></text:span><text:span text:style-name="token_20_punctuation">&lt;</text:span><text:span text:style-name="token_20_tag">!ATTLIST </text:span><text:span text:style-name="token_20_attr-name">pelicula</text:span><text:span text:style-name="token_20_tag"> </text:span><text:span text:style-name="token_20_attr-name">titulo</text:span><text:span text:style-name="token_20_tag"> </text:span><text:span text:style-name="token_20_attr-name">CDATA</text:span><text:span text:style-name="token_20_tag"> </text:span><text:span text:style-name="token_20_attr-name">#IMPLIED</text:span><text:span text:style-name="token_20_punctuation">&gt;</text:span></text:p>
      <text:p text:style-name="HTML_20_con_20_formato_20_previo"><text:span text:style-name="Código_20_HTML">]&gt;</text:span></text:p>
      <text:p text:style-name="HTML_20_con_20_formato_20_previo"><text:span text:style-name="Código_20_HTML"/></text:p>
      <text:p text:style-name="HTML_20_con_20_formato_20_previo"><text:span text:style-name="token_20_punctuation">&lt;</text:span><text:span text:style-name="token_20_tag">pelicula </text:span><text:span text:style-name="token_20_attr-name">titulo</text:span><text:span text:style-name="token_20_punctuation">="</text:span><text:span text:style-name="token_20_attr-value">La diligencia</text:span><text:span text:style-name="token_20_punctuation">"</text:span><text:span text:style-name="token_20_tag"> </text:span><text:span text:style-name="token_20_attr-name">genero</text:span><text:span text:style-name="token_20_punctuation">="</text:span><text:span text:style-name="token_20_attr-value">oeste</text:span><text:span text:style-name="token_20_punctuation">"</text:span><text:span text:style-name="token_20_tag"> </text:span><text:span text:style-name="token_20_punctuation">/&gt;</text:span></text:p>
      <text:p text:style-name="HTML_20_con_20_formato_20_previo"><text:span text:style-name="token_20_punctuation">-----------------------------------------------------</text:span></text:p>
      <text:p text:style-name="HTML_20_con_20_formato_20_previo"><text:span text:style-name="token_20_punctuation">&lt;?xml version="1.0" encoding="UTF-8"?&gt;</text:span></text:p>
      <text:p text:style-name="HTML_20_con_20_formato_20_previo"><text:span text:style-name="token_20_punctuation">&lt;!DOCTYPE pelicula [</text:span></text:p>
      <text:p text:style-name="HTML_20_con_20_formato_20_previo"><text:span text:style-name="token_20_punctuation"><text:s text:c="2"/>&lt;!ELEMENT pelicula EMPTY&gt;</text:span></text:p>
      <text:p text:style-name="HTML_20_con_20_formato_20_previo"><text:span text:style-name="token_20_punctuation"><text:s text:c="2"/>&lt;!ATTLIST pelicula titulo CDATA #IMPLIED&gt;</text:span></text:p>
      <text:p text:style-name="HTML_20_con_20_formato_20_previo"><text:span text:style-name="token_20_punctuation">]&gt;</text:span></text:p>
      <text:p text:style-name="HTML_20_con_20_formato_20_previo"><text:span text:style-name="token_20_punctuation"/></text:p>
      <text:p text:style-name="P6"><text:span text:style-name="token_20_punctuation">&lt;pelicula titulo="La diligencia" /&gt;</text:span></text:p>
      <text:h text:style-name="P8" text:outline-level="3" text:is-list-header="true">7.- Datos personales</text:h>
      <text:p text:style-name="HTML_20_con_20_formato_20_previo"><text:span text:style-name="token_20_prolog">&lt;?xml </text:span><text:span text:style-name="attr-name">version</text:span><text:span text:style-name="token_20_prolog">=</text:span><text:span text:style-name="attr-value">"1.0"</text:span><text:span text:style-name="token_20_prolog"> </text:span><text:span text:style-name="attr-name">encoding</text:span><text:span text:style-name="token_20_prolog">=</text:span><text:span text:style-name="attr-value">"UTF-8"</text:span><text:span text:style-name="token_20_prolog">?&gt;</text:span></text:p>
      <text:p text:style-name="HTML_20_con_20_formato_20_previo"><text:span text:style-name="token_20_doctype">&lt;!DOCTYPE persona [</text:span></text:p>
      <text:p text:style-name="HTML_20_con_20_formato_20_previo"><text:span text:style-name="token_20_doctype"><text:span text:style-name="T13"><text:s text:c="2"/></text:span></text:span><text:span text:style-name="token_20_doctype">&lt;!ELEMENT persona EMPTY&gt;</text:span></text:p>
      <text:p text:style-name="HTML_20_con_20_formato_20_previo"><text:span text:style-name="Código_20_HTML"><text:span text:style-name="T13"><text:s text:c="2"/></text:span></text:span><text:span text:style-name="token_20_punctuation">&lt;</text:span><text:span text:style-name="token_20_tag">!ATTLIST </text:span><text:span text:style-name="token_20_attr-name">persona</text:span><text:span text:style-name="token_20_tag"> </text:span><text:span text:style-name="token_20_attr-name">nombre</text:span><text:span text:style-name="token_20_tag"> </text:span><text:span text:style-name="token_20_attr-name">CDATA</text:span><text:span text:style-name="token_20_tag"> </text:span><text:span text:style-name="token_20_attr-name">#IMPLIED</text:span><text:span text:style-name="token_20_punctuation">&gt;</text:span></text:p>
      <text:p text:style-name="HTML_20_con_20_formato_20_previo"><text:span text:style-name="Código_20_HTML">]&gt;</text:span></text:p>
      <text:p text:style-name="HTML_20_con_20_formato_20_previo"><text:span text:style-name="Código_20_HTML"/></text:p>
      <text:p text:style-name="HTML_20_con_20_formato_20_previo"><text:span text:style-name="token_20_punctuation">&lt;</text:span><text:span text:style-name="token_20_tag">persona </text:span><text:span text:style-name="token_20_attr-name">dni</text:span><text:span text:style-name="token_20_punctuation">="</text:span><text:span text:style-name="token_20_attr-value">03141592E</text:span><text:span text:style-name="token_20_punctuation">"</text:span><text:span text:style-name="token_20_tag"> </text:span><text:span text:style-name="token_20_punctuation">/&gt;</text:span></text:p>
      <text:p text:style-name="HTML_20_con_20_formato_20_previo"><text:span text:style-name="token_20_punctuation">--------------------------------------------</text:span></text:p>
      <text:p text:style-name="HTML_20_con_20_formato_20_previo"><text:span text:style-name="token_20_punctuation">&lt;?xml version="1.0" encoding="UTF-8"?&gt;</text:span></text:p>
      <text:p text:style-name="HTML_20_con_20_formato_20_previo"><text:span text:style-name="token_20_punctuation">&lt;!DOCTYPE persona [</text:span></text:p>
      <text:p text:style-name="HTML_20_con_20_formato_20_previo"><text:span text:style-name="token_20_punctuation"><text:s text:c="2"/>&lt;!ELEMENT persona EMPTY&gt;</text:span></text:p>
      <text:p text:style-name="HTML_20_con_20_formato_20_previo"><text:span text:style-name="token_20_punctuation"><text:s text:c="2"/>&lt;!ATTLIST persona nombre CDATA #IMPLIED&gt;</text:span></text:p>
      <text:p text:style-name="HTML_20_con_20_formato_20_previo"><text:span text:style-name="token_20_punctuation">]&gt;</text:span></text:p>
      <text:p text:style-name="HTML_20_con_20_formato_20_previo"><text:span text:style-name="token_20_punctuation"/></text:p>
      <text:p text:style-name="HTML_20_con_20_formato_20_previo"><text:span text:style-name="token_20_punctuation"><text:span text:style-name="T19">&lt;persona</text:span></text:span><text:span text:style-name="token_20_punctuation"><text:span text:style-name="T17"> nombre="xuan"</text:span></text:span><text:span text:style-name="token_20_punctuation"><text:span text:style-name="T19"> /&gt;</text:span></text:span></text:p>
      <text:h text:style-name="Heading_20_3" text:outline-level="3">8.- El sistema solar</text:h>
      <text:p text:style-name="HTML_20_con_20_formato_20_previo"><text:span text:style-name="token_20_prolog">&lt;?xml </text:span><text:span text:style-name="attr-name">version</text:span><text:span text:style-name="token_20_prolog">=</text:span><text:span text:style-name="attr-value">"1.0"</text:span><text:span text:style-name="token_20_prolog"> </text:span><text:span text:style-name="attr-name">encoding</text:span><text:span text:style-name="token_20_prolog">=</text:span><text:span text:style-name="attr-value">"UTF-8"</text:span><text:span text:style-name="token_20_prolog">?&gt;</text:span></text:p>
      <text:p text:style-name="HTML_20_con_20_formato_20_previo"><text:span text:style-name="token_20_doctype">&lt;!DOCTYPE sistemaSolar [</text:span></text:p>
      <text:p text:style-name="HTML_20_con_20_formato_20_previo"><text:span text:style-name="token_20_doctype"><text:span text:style-name="T13"><text:s text:c="2"/></text:span></text:span><text:span text:style-name="token_20_doctype">&lt;!ELEMENT sistemaSolar (cuerpo*)&gt;</text:span></text:p>
      <text:p text:style-name="HTML_20_con_20_formato_20_previo"><text:span text:style-name="Código_20_HTML"><text:span text:style-name="T13"><text:s text:c="2"/></text:span></text:span><text:span text:style-name="token_20_punctuation">&lt;</text:span><text:span text:style-name="token_20_tag">!ELEMENT </text:span><text:span text:style-name="token_20_attr-name">cuerpo</text:span><text:span text:style-name="token_20_tag"> </text:span><text:span text:style-name="token_20_attr-name">(planeta|satelite|asteroide)</text:span><text:span text:style-name="token_20_punctuation">&gt;</text:span></text:p>
      <text:p text:style-name="HTML_20_con_20_formato_20_previo"><text:span text:style-name="Código_20_HTML"><text:span text:style-name="T13"><text:s text:c="2"/></text:span></text:span><text:span text:style-name="token_20_punctuation">&lt;</text:span><text:span text:style-name="token_20_tag">!ELEMENT </text:span><text:span text:style-name="token_20_attr-name">planeta</text:span><text:span text:style-name="token_20_tag"> </text:span><text:span text:style-name="token_20_attr-name">(#PCDATA)</text:span><text:span text:style-name="token_20_punctuation">&gt;</text:span></text:p>
      <text:p text:style-name="HTML_20_con_20_formato_20_previo"><text:span text:style-name="Código_20_HTML"><text:span text:style-name="T13"><text:s text:c="2"/></text:span></text:span><text:span text:style-name="token_20_punctuation">&lt;</text:span><text:span text:style-name="token_20_tag">!ELEMENT </text:span><text:span text:style-name="token_20_attr-name">satelite</text:span><text:span text:style-name="token_20_tag"> </text:span><text:span text:style-name="token_20_attr-name">(#PCDATA)</text:span><text:span text:style-name="token_20_punctuation">&gt;</text:span></text:p>
      <text:p text:style-name="HTML_20_con_20_formato_20_previo"><text:span text:style-name="Código_20_HTML"><text:span text:style-name="T13"><text:s text:c="2"/></text:span></text:span><text:span text:style-name="token_20_punctuation">&lt;</text:span><text:span text:style-name="token_20_tag">!ELEMENT </text:span><text:span text:style-name="token_20_attr-name">asteroide</text:span><text:span text:style-name="token_20_tag"> </text:span><text:span text:style-name="token_20_attr-name">(#PCDATA)</text:span><text:span text:style-name="token_20_punctuation">&gt;</text:span></text:p>
      <text:p text:style-name="HTML_20_con_20_formato_20_previo"><text:span text:style-name="Código_20_HTML">]&gt;</text:span></text:p>
      <text:p text:style-name="HTML_20_con_20_formato_20_previo"><text:soft-page-break/><text:span text:style-name="Código_20_HTML"/></text:p>
      <text:p text:style-name="HTML_20_con_20_formato_20_previo"><text:span text:style-name="token_20_punctuation">&lt;</text:span><text:span text:style-name="token_20_tag">sistemaSolar</text:span><text:span text:style-name="token_20_punctuation">&gt;</text:span></text:p>
      <text:p text:style-name="HTML_20_con_20_formato_20_previo"><text:span text:style-name="Código_20_HTML"><text:span text:style-name="T13"><text:s text:c="2"/></text:span></text:span><text:span text:style-name="token_20_punctuation">&lt;</text:span><text:span text:style-name="token_20_tag">cuerpo</text:span><text:span text:style-name="token_20_punctuation">&gt;</text:span></text:p>
      <text:p text:style-name="HTML_20_con_20_formato_20_previo"><text:span text:style-name="Código_20_HTML"><text:span text:style-name="T13"><text:s text:c="4"/></text:span></text:span><text:span text:style-name="token_20_punctuation">&lt;</text:span><text:span text:style-name="token_20_tag">planeta</text:span><text:span text:style-name="token_20_punctuation">&gt;</text:span><text:span text:style-name="Código_20_HTML">Tierra</text:span><text:span text:style-name="token_20_punctuation">&lt;/</text:span><text:span text:style-name="token_20_tag">planeta</text:span><text:span text:style-name="token_20_punctuation">&gt;</text:span></text:p>
      <text:p text:style-name="HTML_20_con_20_formato_20_previo"><text:span text:style-name="Código_20_HTML"><text:span text:style-name="T13"><text:s text:c="4"/></text:span></text:span><text:span text:style-name="token_20_punctuation">&lt;</text:span><text:span text:style-name="token_20_tag">satelite</text:span><text:span text:style-name="token_20_punctuation">&gt;</text:span><text:span text:style-name="Código_20_HTML">Luna</text:span><text:span text:style-name="token_20_punctuation">&lt;/</text:span><text:span text:style-name="token_20_tag">satelite</text:span><text:span text:style-name="token_20_punctuation">&gt;</text:span></text:p>
      <text:p text:style-name="HTML_20_con_20_formato_20_previo"><text:span text:style-name="Código_20_HTML"><text:span text:style-name="T13"><text:s text:c="2"/></text:span></text:span><text:span text:style-name="token_20_punctuation">&lt;/</text:span><text:span text:style-name="token_20_tag">cuerpo</text:span><text:span text:style-name="token_20_punctuation">&gt;</text:span></text:p>
      <text:p text:style-name="HTML_20_con_20_formato_20_previo"><text:span text:style-name="Código_20_HTML"><text:span text:style-name="T13"><text:s text:c="2"/></text:span></text:span><text:span text:style-name="token_20_punctuation">&lt;</text:span><text:span text:style-name="token_20_tag">asteroide</text:span><text:span text:style-name="token_20_punctuation">&gt;</text:span><text:span text:style-name="Código_20_HTML">Ceres</text:span><text:span text:style-name="token_20_punctuation">&lt;/</text:span><text:span text:style-name="token_20_tag">asteroide</text:span><text:span text:style-name="token_20_punctuation">&gt;</text:span></text:p>
      <text:p text:style-name="HTML_20_con_20_formato_20_previo"><text:span text:style-name="token_20_punctuation">&lt;/</text:span><text:span text:style-name="token_20_tag">sistemaSolar</text:span><text:span text:style-name="token_20_punctuation">&gt;</text:span></text:p>
      <text:p text:style-name="HTML_20_con_20_formato_20_previo"><text:span text:style-name="token_20_punctuation">------------------------------------------</text:span></text:p>
      <text:p text:style-name="HTML_20_con_20_formato_20_previo"><text:span text:style-name="token_20_punctuation">&lt;?xml version="1.0" encoding="UTF-8"?&gt;</text:span></text:p>
      <text:p text:style-name="HTML_20_con_20_formato_20_previo"><text:span text:style-name="token_20_punctuation">&lt;!DOCTYPE sistemaSolar [</text:span></text:p>
      <text:p text:style-name="HTML_20_con_20_formato_20_previo"><text:span text:style-name="token_20_punctuation"><text:s text:c="2"/>&lt;!ELEMENT sistemaSolar (cuerpo*)&gt;</text:span></text:p>
      <text:p text:style-name="HTML_20_con_20_formato_20_previo"><text:span text:style-name="token_20_punctuation"><text:s text:c="2"/>&lt;!ELEMENT cuerpo (planeta|satelite|asteroide)&gt;</text:span></text:p>
      <text:p text:style-name="HTML_20_con_20_formato_20_previo"><text:span text:style-name="token_20_punctuation"><text:s text:c="2"/>&lt;!ELEMENT planeta (#PCDATA)&gt;</text:span></text:p>
      <text:p text:style-name="HTML_20_con_20_formato_20_previo"><text:span text:style-name="token_20_punctuation"><text:s text:c="2"/>&lt;!ELEMENT satelite (#PCDATA)&gt;</text:span></text:p>
      <text:p text:style-name="HTML_20_con_20_formato_20_previo"><text:span text:style-name="token_20_punctuation"><text:s text:c="2"/>&lt;!ELEMENT asteroide (#PCDATA)&gt;</text:span></text:p>
      <text:p text:style-name="HTML_20_con_20_formato_20_previo"><text:span text:style-name="token_20_punctuation">]&gt;</text:span></text:p>
      <text:p text:style-name="HTML_20_con_20_formato_20_previo"><text:span text:style-name="token_20_punctuation"/></text:p>
      <text:p text:style-name="HTML_20_con_20_formato_20_previo"><text:span text:style-name="token_20_punctuation">&lt;sistemaSolar&gt;</text:span></text:p>
      <text:p text:style-name="HTML_20_con_20_formato_20_previo"><text:span text:style-name="token_20_punctuation"/></text:p>
      <text:p text:style-name="HTML_20_con_20_formato_20_previo"><text:span text:style-name="token_20_punctuation"><text:s text:c="2"/>&lt;cuerpo&gt;</text:span></text:p>
      <text:p text:style-name="HTML_20_con_20_formato_20_previo"><text:span text:style-name="token_20_punctuation"><text:s text:c="4"/>&lt;planeta&gt;Tierra&lt;/planeta&gt;</text:span></text:p>
      <text:p text:style-name="HTML_20_con_20_formato_20_previo"><text:span text:style-name="token_20_punctuation"><text:s text:c="2"/>&lt;/cuerpo&gt;</text:span></text:p>
      <text:p text:style-name="HTML_20_con_20_formato_20_previo"><text:span text:style-name="token_20_punctuation"><text:span text:style-name="T19"><text:s text:c="2"/></text:span></text:span></text:p>
      <text:p text:style-name="HTML_20_con_20_formato_20_previo"><text:span text:style-name="token_20_punctuation"><text:span text:style-name="T19"><text:s/></text:span></text:span><text:span text:style-name="token_20_punctuation"><text:span text:style-name="T17"><text:s/>&lt;cuerpo&gt;</text:span></text:span></text:p>
      <text:p text:style-name="HTML_20_con_20_formato_20_previo"><text:span text:style-name="token_20_punctuation"><text:span text:style-name="T19"><text:s text:c="4"/></text:span></text:span><text:span text:style-name="token_20_punctuation"><text:span text:style-name="T17">&lt;satelite&gt;Luna&lt;/satelite&gt;</text:span></text:span></text:p>
      <text:p text:style-name="HTML_20_con_20_formato_20_previo"><text:span text:style-name="token_20_punctuation"><text:span text:style-name="T19"><text:s/></text:span></text:span><text:span text:style-name="token_20_punctuation"><text:span text:style-name="T17"><text:s/>&lt;/cuerpo&gt;</text:span></text:span></text:p>
      <text:p text:style-name="HTML_20_con_20_formato_20_previo"><text:span text:style-name="token_20_punctuation"><text:span text:style-name="T19"><text:s text:c="2"/></text:span></text:span></text:p>
      <text:p text:style-name="HTML_20_con_20_formato_20_previo"><text:span text:style-name="token_20_punctuation"><text:span text:style-name="T19"><text:s/></text:span></text:span><text:span text:style-name="token_20_punctuation"><text:span text:style-name="T17"><text:s/>&lt;cuerpo&gt;</text:span></text:span></text:p>
      <text:p text:style-name="HTML_20_con_20_formato_20_previo"><text:span text:style-name="token_20_punctuation"><text:span text:style-name="T19"><text:s text:c="3"/></text:span></text:span><text:span text:style-name="token_20_punctuation"><text:span text:style-name="T17"><text:s/>&lt;asteroide&gt;Ceres&lt;/asteroide&gt;</text:span></text:span></text:p>
      <text:p text:style-name="HTML_20_con_20_formato_20_previo"><text:span text:style-name="token_20_punctuation"><text:span text:style-name="T19"><text:s/></text:span></text:span><text:span text:style-name="token_20_punctuation"><text:span text:style-name="T17"><text:s/>&lt;/cuerpo&gt;</text:span></text:span></text:p>
      <text:p text:style-name="HTML_20_con_20_formato_20_previo"><text:span text:style-name="token_20_punctuation"><text:span text:style-name="T19"><text:s/></text:span></text:span><text:span text:style-name="token_20_punctuation"><text:span text:style-name="T17"><text:s/></text:span></text:span></text:p>
      <text:p text:style-name="HTML_20_con_20_formato_20_previo"><text:span text:style-name="token_20_punctuation">&lt;/sistemaSolar&gt;</text:span></text:p>
      <text:h text:style-name="Heading_20_3" text:outline-level="3">9.- Teléfonos de emergencia</text:h>
      <text:p text:style-name="HTML_20_con_20_formato_20_previo"><text:span text:style-name="token_20_prolog">&lt;?xml </text:span><text:span text:style-name="attr-name">version</text:span><text:span text:style-name="token_20_prolog">=</text:span><text:span text:style-name="attr-value">"1.0"</text:span><text:span text:style-name="token_20_prolog"> </text:span><text:span text:style-name="attr-name">encoding</text:span><text:span text:style-name="token_20_prolog">=</text:span><text:span text:style-name="attr-value">"UTF-8"</text:span><text:span text:style-name="token_20_prolog">?&gt;</text:span></text:p>
      <text:p text:style-name="HTML_20_con_20_formato_20_previo"><text:span text:style-name="token_20_doctype">&lt;!DOCTYPE agenda [</text:span></text:p>
      <text:p text:style-name="HTML_20_con_20_formato_20_previo"><text:span text:style-name="token_20_doctype"><text:span text:style-name="T13"><text:s text:c="2"/></text:span></text:span><text:span text:style-name="token_20_doctype">&lt;!ELEMENT agenda (contacto*)&gt;</text:span></text:p>
      <text:p text:style-name="HTML_20_con_20_formato_20_previo"><text:span text:style-name="Código_20_HTML"><text:span text:style-name="T13"><text:s text:c="2"/></text:span></text:span><text:span text:style-name="token_20_punctuation">&lt;</text:span><text:span text:style-name="token_20_tag">!ELEMENT </text:span><text:span text:style-name="token_20_attr-name">contacto</text:span><text:span text:style-name="token_20_tag"> </text:span><text:span text:style-name="token_20_attr-name">(nombre,</text:span><text:span text:style-name="token_20_tag"> </text:span><text:span text:style-name="token_20_attr-name">telefonoFijo*,</text:span><text:span text:style-name="token_20_tag"> </text:span><text:span text:style-name="token_20_attr-name">telefonoMovil+)</text:span><text:span text:style-name="token_20_punctuation">&gt;</text:span></text:p>
      <text:p text:style-name="HTML_20_con_20_formato_20_previo"><text:span text:style-name="Código_20_HTML"><text:span text:style-name="T13"><text:s text:c="2"/></text:span></text:span><text:span text:style-name="token_20_punctuation">&lt;</text:span><text:span text:style-name="token_20_tag">!ELEMENT </text:span><text:span text:style-name="token_20_attr-name">nombre</text:span><text:span text:style-name="token_20_tag"> </text:span><text:span text:style-name="token_20_attr-name">(#PCDATA)</text:span><text:span text:style-name="token_20_punctuation">&gt;</text:span></text:p>
      <text:p text:style-name="HTML_20_con_20_formato_20_previo"><text:span text:style-name="Código_20_HTML"><text:span text:style-name="T13"><text:s text:c="2"/></text:span></text:span><text:span text:style-name="token_20_punctuation">&lt;</text:span><text:span text:style-name="token_20_tag">!ELEMENT </text:span><text:span text:style-name="token_20_attr-name">telefonoFijo</text:span><text:span text:style-name="token_20_tag"> </text:span><text:span text:style-name="token_20_attr-name">(#PCDATA)</text:span><text:span text:style-name="token_20_punctuation">&gt;</text:span></text:p>
      <text:p text:style-name="HTML_20_con_20_formato_20_previo"><text:span text:style-name="Código_20_HTML"><text:span text:style-name="T13"><text:s text:c="2"/></text:span></text:span><text:span text:style-name="token_20_punctuation">&lt;</text:span><text:span text:style-name="token_20_tag">!ELEMENT </text:span><text:span text:style-name="token_20_attr-name">telefonoMovil</text:span><text:span text:style-name="token_20_tag"> </text:span><text:span text:style-name="token_20_attr-name">(#PCDATA)</text:span><text:span text:style-name="token_20_punctuation">&gt;</text:span></text:p>
      <text:p text:style-name="HTML_20_con_20_formato_20_previo"><text:span text:style-name="Código_20_HTML">]&gt;</text:span></text:p>
      <text:p text:style-name="HTML_20_con_20_formato_20_previo"><text:span text:style-name="Código_20_HTML"/></text:p>
      <text:p text:style-name="HTML_20_con_20_formato_20_previo"><text:span text:style-name="token_20_punctuation">&lt;</text:span><text:span text:style-name="token_20_tag">agenda</text:span><text:span text:style-name="token_20_punctuation">&gt;</text:span></text:p>
      <text:p text:style-name="HTML_20_con_20_formato_20_previo"><text:span text:style-name="Código_20_HTML"><text:span text:style-name="T13"><text:s text:c="2"/></text:span></text:span><text:span text:style-name="token_20_punctuation">&lt;</text:span><text:span text:style-name="token_20_tag">contacto</text:span><text:span text:style-name="token_20_punctuation">&gt;</text:span></text:p>
      <text:p text:style-name="HTML_20_con_20_formato_20_previo"><text:span text:style-name="Código_20_HTML"><text:span text:style-name="T13"><text:s text:c="4"/></text:span></text:span><text:span text:style-name="token_20_punctuation">&lt;</text:span><text:span text:style-name="token_20_tag">nombre</text:span><text:span text:style-name="token_20_punctuation">&gt;</text:span><text:span text:style-name="Código_20_HTML">Ayuntamiento</text:span><text:span text:style-name="token_20_punctuation">&lt;/</text:span><text:span text:style-name="token_20_tag">nombre</text:span><text:span text:style-name="token_20_punctuation">&gt;</text:span></text:p>
      <text:p text:style-name="HTML_20_con_20_formato_20_previo"><text:span text:style-name="Código_20_HTML"><text:span text:style-name="T13"><text:s text:c="4"/></text:span></text:span><text:span text:style-name="token_20_punctuation">&lt;</text:span><text:span text:style-name="token_20_tag">telefonoFijo</text:span><text:span text:style-name="token_20_punctuation">&gt;</text:span><text:span text:style-name="Código_20_HTML">010</text:span><text:span text:style-name="token_20_punctuation">&lt;/</text:span><text:span text:style-name="token_20_tag">telefonoFijo</text:span><text:span text:style-name="token_20_punctuation">&gt;</text:span></text:p>
      <text:p text:style-name="HTML_20_con_20_formato_20_previo"><text:span text:style-name="Código_20_HTML"><text:span text:style-name="T13"><text:s text:c="2"/></text:span></text:span><text:span text:style-name="token_20_punctuation">&lt;/</text:span><text:span text:style-name="token_20_tag">contacto</text:span><text:span text:style-name="token_20_punctuation">&gt;</text:span></text:p>
      <text:p text:style-name="HTML_20_con_20_formato_20_previo"><text:span text:style-name="Código_20_HTML"><text:span text:style-name="T13"><text:s text:c="2"/></text:span></text:span><text:span text:style-name="token_20_punctuation">&lt;</text:span><text:span text:style-name="token_20_tag">contacto</text:span><text:span text:style-name="token_20_punctuation">&gt;</text:span></text:p>
      <text:p text:style-name="HTML_20_con_20_formato_20_previo"><text:span text:style-name="Código_20_HTML"><text:span text:style-name="T13"><text:s text:c="4"/></text:span></text:span><text:span text:style-name="token_20_punctuation">&lt;</text:span><text:span text:style-name="token_20_tag">nombre</text:span><text:span text:style-name="token_20_punctuation">&gt;</text:span><text:span text:style-name="Código_20_HTML">Emergencias</text:span><text:span text:style-name="token_20_punctuation">&lt;/</text:span><text:span text:style-name="token_20_tag">nombre</text:span><text:span text:style-name="token_20_punctuation">&gt;</text:span></text:p>
      <text:p text:style-name="HTML_20_con_20_formato_20_previo"><text:span text:style-name="Código_20_HTML"><text:span text:style-name="T13"><text:s text:c="4"/></text:span></text:span><text:span text:style-name="token_20_punctuation">&lt;</text:span><text:span text:style-name="token_20_tag">telefonoFijo</text:span><text:span text:style-name="token_20_punctuation">&gt;</text:span><text:span text:style-name="Código_20_HTML">112 (Unión Europea)</text:span><text:span text:style-name="token_20_punctuation">&lt;/</text:span><text:span text:style-name="token_20_tag">telefonoFijo</text:span><text:span text:style-name="token_20_punctuation">&gt;</text:span></text:p>
      <text:p text:style-name="HTML_20_con_20_formato_20_previo"><text:span text:style-name="Código_20_HTML"><text:span text:style-name="T13"><text:s text:c="4"/></text:span></text:span><text:span text:style-name="token_20_punctuation">&lt;</text:span><text:span text:style-name="token_20_tag">telefonoMovil</text:span><text:span text:style-name="token_20_punctuation">&gt;</text:span><text:span text:style-name="Código_20_HTML">Desconocido</text:span><text:span text:style-name="token_20_punctuation">&lt;/</text:span><text:span text:style-name="token_20_tag">telefonoMovil</text:span><text:span text:style-name="token_20_punctuation">&gt;</text:span></text:p>
      <text:p text:style-name="HTML_20_con_20_formato_20_previo"><text:span text:style-name="Código_20_HTML"><text:span text:style-name="T13"><text:s text:c="4"/></text:span></text:span><text:span text:style-name="token_20_punctuation">&lt;</text:span><text:span text:style-name="token_20_tag">telefonoFijo</text:span><text:span text:style-name="token_20_punctuation">&gt;</text:span><text:span text:style-name="Código_20_HTML">911 (Estados Unidos)</text:span><text:span text:style-name="token_20_punctuation">&lt;/</text:span><text:span text:style-name="token_20_tag">telefonoFijo</text:span><text:span text:style-name="token_20_punctuation">&gt;</text:span></text:p>
      <text:p text:style-name="HTML_20_con_20_formato_20_previo"><text:span text:style-name="Código_20_HTML"><text:span text:style-name="T13"><text:s text:c="2"/></text:span></text:span><text:span text:style-name="token_20_punctuation">&lt;/</text:span><text:span text:style-name="token_20_tag">contacto</text:span><text:span text:style-name="token_20_punctuation">&gt;</text:span></text:p>
      <text:p text:style-name="HTML_20_con_20_formato_20_previo"><text:span text:style-name="token_20_punctuation">&lt;/</text:span><text:span text:style-name="token_20_tag">agenda</text:span><text:span text:style-name="token_20_punctuation">&gt;</text:span></text:p>
      <text:p text:style-name="HTML_20_con_20_formato_20_previo"><text:span text:style-name="token_20_punctuation">--------------------------------------------------------</text:span></text:p>
      <text:p text:style-name="HTML_20_con_20_formato_20_previo"><text:span text:style-name="token_20_punctuation">&lt;?xml version="1.0" encoding="UTF-8"?&gt;</text:span></text:p>
      <text:p text:style-name="HTML_20_con_20_formato_20_previo"><text:span text:style-name="token_20_punctuation">&lt;!DOCTYPE agenda [</text:span></text:p>
      <text:p text:style-name="HTML_20_con_20_formato_20_previo"><text:soft-page-break/><text:span text:style-name="token_20_punctuation"><text:s text:c="2"/>&lt;!ELEMENT agenda (contacto*)&gt;</text:span></text:p>
      <text:p text:style-name="HTML_20_con_20_formato_20_previo"><text:span text:style-name="token_20_punctuation"><text:s text:c="2"/>&lt;!ELEMENT contacto (nombre, telefonoFijo*, telefonoMovil+)&gt;</text:span></text:p>
      <text:p text:style-name="HTML_20_con_20_formato_20_previo"><text:span text:style-name="token_20_punctuation"><text:s text:c="2"/>&lt;!ELEMENT nombre (#PCDATA)&gt;</text:span></text:p>
      <text:p text:style-name="HTML_20_con_20_formato_20_previo"><text:span text:style-name="token_20_punctuation"><text:s text:c="2"/>&lt;!ELEMENT telefonoFijo (#PCDATA)&gt;</text:span></text:p>
      <text:p text:style-name="HTML_20_con_20_formato_20_previo"><text:span text:style-name="token_20_punctuation"><text:s text:c="2"/>&lt;!ELEMENT telefonoMovil (#PCDATA)&gt;</text:span></text:p>
      <text:p text:style-name="HTML_20_con_20_formato_20_previo"><text:span text:style-name="token_20_punctuation">]&gt;</text:span></text:p>
      <text:p text:style-name="HTML_20_con_20_formato_20_previo"><text:span text:style-name="token_20_punctuation"/></text:p>
      <text:p text:style-name="HTML_20_con_20_formato_20_previo"><text:span text:style-name="token_20_punctuation">&lt;agenda&gt;</text:span></text:p>
      <text:p text:style-name="HTML_20_con_20_formato_20_previo"><text:span text:style-name="token_20_punctuation"><text:s text:c="2"/>&lt;contacto&gt;</text:span></text:p>
      <text:p text:style-name="HTML_20_con_20_formato_20_previo"><text:span text:style-name="token_20_punctuation"><text:s text:c="4"/>&lt;nombre&gt;Ayuntamiento&lt;/nombre&gt;</text:span></text:p>
      <text:p text:style-name="HTML_20_con_20_formato_20_previo"><text:span text:style-name="token_20_punctuation"><text:s text:c="4"/>&lt;telefonoFijo&gt;010&lt;/telefonoFijo&gt;</text:span></text:p>
      <text:p text:style-name="HTML_20_con_20_formato_20_previo"><text:span text:style-name="token_20_punctuation"><text:s text:c="4"/></text:span><text:span text:style-name="token_20_punctuation"><text:span text:style-name="T17">&lt;telefonoMovil&gt;011&lt;/telefonoMovil&gt;</text:span></text:span></text:p>
      <text:p text:style-name="HTML_20_con_20_formato_20_previo"><text:span text:style-name="token_20_punctuation"><text:s text:c="2"/>&lt;/contacto&gt;</text:span></text:p>
      <text:p text:style-name="HTML_20_con_20_formato_20_previo"><text:span text:style-name="token_20_punctuation"><text:s text:c="2"/></text:span></text:p>
      <text:p text:style-name="HTML_20_con_20_formato_20_previo"><text:span text:style-name="token_20_punctuation"><text:s text:c="2"/>&lt;contacto&gt;</text:span></text:p>
      <text:p text:style-name="HTML_20_con_20_formato_20_previo"><text:span text:style-name="token_20_punctuation"><text:s text:c="4"/>&lt;nombre&gt;Emergencias&lt;/nombre&gt;</text:span></text:p>
      <text:p text:style-name="HTML_20_con_20_formato_20_previo"><text:span text:style-name="token_20_punctuation"><text:s text:c="4"/>&lt;telefonoFijo&gt;112 (Unión Europea)&lt;/telefonoFijo&gt;</text:span></text:p>
      <text:p text:style-name="HTML_20_con_20_formato_20_previo"><text:span text:style-name="token_20_punctuation"><text:s text:c="4"/></text:span><text:span text:style-name="token_20_punctuation"><text:span text:style-name="T17">&lt;telefonoFijo&gt;911 (Estados Unidos)&lt;/telefonoFijo&gt;</text:span></text:span></text:p>
      <text:p text:style-name="HTML_20_con_20_formato_20_previo"><text:span text:style-name="token_20_punctuation"><text:s text:c="4"/>&lt;telefonoMovil&gt;Desconocido&lt;/telefonoMovil&gt;</text:span></text:p>
      <text:p text:style-name="HTML_20_con_20_formato_20_previo"><text:span text:style-name="token_20_punctuation"><text:s text:c="2"/>&lt;/contacto&gt;</text:span></text:p>
      <text:p text:style-name="HTML_20_con_20_formato_20_previo"><text:span text:style-name="token_20_punctuation">&lt;/agenda&gt;</text:span></text:p>
      <text:p text:style-name="HTML_20_con_20_formato_20_previo"><text:span text:style-name="token_20_punctuation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94cm" fo:margin-bottom="0.494cm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Código_20_HTML" style:display-name="Código HTML" style:family="text" style:parent-style-name="Fuente_20_de_20_párrafo_20_predeter.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token_20_prolog" style:display-name="token prolog" style:family="text" style:parent-style-name="Fuente_20_de_20_párrafo_20_predeter."/>
    <style:style style:name="attr-name" style:family="text" style:parent-style-name="Fuente_20_de_20_párrafo_20_predeter."/>
    <style:style style:name="attr-value" style:family="text" style:parent-style-name="Fuente_20_de_20_párrafo_20_predeter."/>
    <style:style style:name="token_20_doctype" style:display-name="token doctype" style:family="text" style:parent-style-name="Fuente_20_de_20_párrafo_20_predeter."/>
    <style:style style:name="token_20_tag" style:display-name="token tag" style:family="text" style:parent-style-name="Fuente_20_de_20_párrafo_20_predeter."/>
    <style:style style:name="token_20_punctuation" style:display-name="token punctuation" style:family="text" style:parent-style-name="Fuente_20_de_20_párrafo_20_predeter."/>
    <style:style style:name="token_20_attr-name" style:display-name="token attr-name" style:family="text" style:parent-style-name="Fuente_20_de_20_párrafo_20_predeter."/>
    <style:style style:name="token_20_attr-value" style:display-name="token attr-value" style:family="text" style:parent-style-name="Fuente_20_de_20_párrafo_20_predeter."/>
    <style:style style:name="Page_20_Number" style:display-name="Page Number" style:family="text" style:parent-style-name="Fuente_20_de_20_párrafo_20_predeter.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margin-right="0.635cm"/>
    </style:style>
    <style:style style:name="M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Marco1" text:anchor-type="paragraph" svg:y="0.002cm" draw:z-index="5"><draw:text-box fo:min-height="0.058cm" fo:min-width="0.041cm"><text:p text:style-name="Footer"><text:span text:style-name="Page_20_Number"><text:page-number text:select-page="current">6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Boletín </dc:title>
    <dc:subject/>
    <meta:keyword/>
    <dc:description/>
    <meta:initial-creator>snovoamartinez</meta:initial-creator>
    <meta:creation-date>2018-01-23T15:00:00</meta:creation-date>
    <dc:date>2024-10-18T14:22:01.006000000</dc:date>
    <meta:editing-cycles>7</meta:editing-cycles>
    <meta:editing-duration>PT36M17S</meta:editing-duration>
    <meta:generator>LibreOffice/24.2.5.2$Windows_X86_64 LibreOffice_project/bffef4ea93e59bebbeaf7f431bb02b1a39ee8a59</meta:generator>
    <meta:document-statistic meta:table-count="0" meta:image-count="0" meta:object-count="0" meta:page-count="6" meta:paragraph-count="248" meta:word-count="798" meta:character-count="7906" meta:non-whitespace-character-count="6999"/>
  </office:meta>
</office:document-meta>
</file>